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653in" table:align="margins"/>
    </style:style>
    <style:style style:name="Table1.A" style:family="table-column">
      <style:table-column-properties style:column-width="8.2653in" style:rel-column-width="65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8.2653in" table:align="margins"/>
    </style:style>
    <style:style style:name="Table2.A" style:family="table-column">
      <style:table-column-properties style:column-width="0.4375in" style:rel-column-width="630*"/>
    </style:style>
    <style:style style:name="Table2.B" style:family="table-column">
      <style:table-column-properties style:column-width="2.0667in" style:rel-column-width="2976*"/>
    </style:style>
    <style:style style:name="Table2.C" style:family="table-column">
      <style:table-column-properties style:column-width="0.7465in" style:rel-column-width="1075*"/>
    </style:style>
    <style:style style:name="Table2.D" style:family="table-column">
      <style:table-column-properties style:column-width="1.0563in" style:rel-column-width="1521*"/>
    </style:style>
    <style:style style:name="Table2.E" style:family="table-column">
      <style:table-column-properties style:column-width="1.4382in" style:rel-column-width="2071*"/>
    </style:style>
    <style:style style:name="Table2.F" style:family="table-column">
      <style:table-column-properties style:column-width="0.6924in" style:rel-column-width="997*"/>
    </style:style>
    <style:style style:name="Table2.G" style:family="table-column">
      <style:table-column-properties style:column-width="0.9382in" style:rel-column-width="1351*"/>
    </style:style>
    <style:style style:name="Table2.H" style:family="table-column">
      <style:table-column-properties style:column-width="0.8896in" style:rel-column-width="1281*"/>
    </style:style>
    <style:style style:name="Table2.A1" style:family="table-cell">
      <style:table-cell-properties style:vertical-align="bottom" fo:padding="0.0382in" fo:border-left="1.1pt solid #000000" fo:border-right="none" fo:border-top="1.1pt solid #000000" fo:border-bottom="1.1pt solid #000000"/>
    </style:style>
    <style:style style:name="Table2.C1" style:family="table-cell">
      <style:table-cell-properties style:vertical-align="bottom" fo:padding="0.0382in" fo:border-left="none" fo:border-right="1.1pt solid #000000" fo:border-top="1.1pt solid #000000" fo:border-bottom="1.1pt solid #000000"/>
    </style:style>
    <style:style style:name="Table2.H1" style:family="table-cell">
      <style:table-cell-properties style:vertical-align="bottom" fo:padding="0.0382in" fo:border="1.1pt solid #000000"/>
    </style:style>
    <style:style style:name="Table2.A2" style:family="table-cell">
      <style:table-cell-properties fo:padding="0.0382in" fo:border="1.1pt solid #000000"/>
    </style:style>
    <style:style style:name="Table2.B2" style:family="table-cell">
      <style:table-cell-properties fo:padding="0.0382in" fo:border-left="0.05pt solid #000000" fo:border-right="none" fo:border-top="none" fo:border-bottom="1.1pt solid #000000"/>
    </style:style>
    <style:style style:name="Table2.C2" style:family="table-cell">
      <style:table-cell-properties fo:padding="0.0382in" fo:border-left="none" fo:border-right="0.05pt solid #000000" fo:border-top="none" fo:border-bottom="1.1pt solid #000000"/>
    </style:style>
    <style:style style:name="Table2.D2" style:family="table-cell">
      <style:table-cell-properties fo:padding="0.0382in" fo:border-left="1.1pt solid #000000" fo:border-right="none" fo:border-top="1.1pt solid #000000" fo:border-bottom="1.1pt solid #000000"/>
    </style:style>
    <style:style style:name="Table2.E2" style:family="table-cell">
      <style:table-cell-properties fo:padding="0.0382in" fo:border-left="1.1pt solid #000000" fo:border-right="none" fo:border-top="1.1pt solid #000000" fo:border-bottom="1.1pt solid #000000"/>
    </style:style>
    <style:style style:name="Table2.F2" style:family="table-cell">
      <style:table-cell-properties fo:padding="0.0382in" fo:border-left="1.1pt solid #000000" fo:border-right="none" fo:border-top="1.1pt solid #000000" fo:border-bottom="1.1pt solid #000000"/>
    </style:style>
    <style:style style:name="Table2.G2" style:family="table-cell">
      <style:table-cell-properties fo:padding="0.0382in" fo:border-left="1.1pt solid #000000" fo:border-right="none" fo:border-top="1.1pt solid #000000" fo:border-bottom="1.1pt solid #000000"/>
    </style:style>
    <style:style style:name="Table2.H2" style:family="table-cell">
      <style:table-cell-properties fo:padding="0.0382in" fo:border="1.1pt solid #000000"/>
    </style:style>
    <style:style style:name="Table2.A3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" style:family="table-cell">
      <style:table-cell-properties fo:padding="0.0382in" fo:border-left="0.05pt solid #000000" fo:border-right="none" fo:border-top="none" fo:border-bottom="1.1pt solid #000000"/>
    </style:style>
    <style:style style:name="Table2.C3" style:family="table-cell">
      <style:table-cell-properties fo:padding="0.0382in" fo:border-left="none" fo:border-right="0.05pt solid #000000" fo:border-top="none" fo:border-bottom="1.1pt solid #000000"/>
    </style:style>
    <style:style style:name="Table2.D3" style:family="table-cell">
      <style:table-cell-properties fo:padding="0.0382in" fo:border-left="1.1pt solid #000000" fo:border-right="none" fo:border-top="none" fo:border-bottom="1.1pt solid #000000"/>
    </style:style>
    <style:style style:name="Table2.E3" style:family="table-cell">
      <style:table-cell-properties fo:padding="0.0382in" fo:border-left="1.1pt solid #000000" fo:border-right="none" fo:border-top="none" fo:border-bottom="1.1pt solid #000000"/>
    </style:style>
    <style:style style:name="Table2.F3" style:family="table-cell">
      <style:table-cell-properties fo:padding="0.0382in" fo:border-left="1.1pt solid #000000" fo:border-right="none" fo:border-top="none" fo:border-bottom="1.1pt solid #000000"/>
    </style:style>
    <style:style style:name="Table2.G3" style:family="table-cell">
      <style:table-cell-properties fo:padding="0.0382in" fo:border-left="1.1pt solid #000000" fo:border-right="none" fo:border-top="none" fo:border-bottom="1.1pt solid #000000"/>
    </style:style>
    <style:style style:name="Table2.H3" style:family="table-cell">
      <style:table-cell-properties fo:padding="0.0382in" fo:border-left="1.1pt solid #000000" fo:border-right="1.1pt solid #000000" fo:border-top="none" fo:border-bottom="1.1pt solid #000000"/>
    </style:style>
    <style:style style:name="Table2.A4" style:family="table-cell">
      <style:table-cell-properties fo:padding="0.0382in" fo:border-left="1.1pt solid #000000" fo:border-right="1.1pt solid #000000" fo:border-top="none" fo:border-bottom="1.1pt solid #000000"/>
    </style:style>
    <style:style style:name="Table2.B4" style:family="table-cell">
      <style:table-cell-properties fo:padding="0.0382in" fo:border-left="0.05pt solid #000000" fo:border-right="none" fo:border-top="none" fo:border-bottom="1.1pt solid #000000"/>
    </style:style>
    <style:style style:name="Table2.C4" style:family="table-cell">
      <style:table-cell-properties fo:padding="0.0382in" fo:border-left="none" fo:border-right="0.05pt solid #000000" fo:border-top="none" fo:border-bottom="1.1pt solid #000000"/>
    </style:style>
    <style:style style:name="Table2.D4" style:family="table-cell">
      <style:table-cell-properties fo:padding="0.0382in" fo:border-left="1.1pt solid #000000" fo:border-right="none" fo:border-top="none" fo:border-bottom="1.1pt solid #000000"/>
    </style:style>
    <style:style style:name="Table2.E4" style:family="table-cell">
      <style:table-cell-properties fo:padding="0.0382in" fo:border-left="1.1pt solid #000000" fo:border-right="none" fo:border-top="none" fo:border-bottom="1.1pt solid #000000"/>
    </style:style>
    <style:style style:name="Table2.F4" style:family="table-cell">
      <style:table-cell-properties fo:padding="0.0382in" fo:border-left="1.1pt solid #000000" fo:border-right="none" fo:border-top="none" fo:border-bottom="1.1pt solid #000000"/>
    </style:style>
    <style:style style:name="Table2.G4" style:family="table-cell">
      <style:table-cell-properties fo:padding="0.0382in" fo:border-left="1.1pt solid #000000" fo:border-right="none" fo:border-top="none" fo:border-bottom="1.1pt solid #000000"/>
    </style:style>
    <style:style style:name="Table2.H4" style:family="table-cell">
      <style:table-cell-properties fo:padding="0.0382in" fo:border-left="1.1pt solid #000000" fo:border-right="1.1pt solid #000000" fo:border-top="none" fo:border-bottom="1.1pt solid #000000"/>
    </style:style>
    <style:style style:name="Table2.A5" style:family="table-cell">
      <style:table-cell-properties fo:padding="0.0382in" fo:border-left="1.1pt solid #000000" fo:border-right="1.1pt solid #000000" fo:border-top="none" fo:border-bottom="1.1pt solid #000000"/>
    </style:style>
    <style:style style:name="Table2.B5" style:family="table-cell">
      <style:table-cell-properties fo:padding="0.0382in" fo:border-left="0.05pt solid #000000" fo:border-right="none" fo:border-top="none" fo:border-bottom="1.1pt solid #000000"/>
    </style:style>
    <style:style style:name="Table2.C5" style:family="table-cell">
      <style:table-cell-properties fo:padding="0.0382in" fo:border-left="none" fo:border-right="0.05pt solid #000000" fo:border-top="none" fo:border-bottom="1.1pt solid #000000"/>
    </style:style>
    <style:style style:name="Table2.D5" style:family="table-cell">
      <style:table-cell-properties fo:padding="0.0382in" fo:border-left="1.1pt solid #000000" fo:border-right="none" fo:border-top="none" fo:border-bottom="1.1pt solid #000000"/>
    </style:style>
    <style:style style:name="Table2.E5" style:family="table-cell">
      <style:table-cell-properties fo:padding="0.0382in" fo:border-left="1.1pt solid #000000" fo:border-right="none" fo:border-top="none" fo:border-bottom="1.1pt solid #000000"/>
    </style:style>
    <style:style style:name="Table2.F5" style:family="table-cell">
      <style:table-cell-properties fo:padding="0.0382in" fo:border-left="1.1pt solid #000000" fo:border-right="none" fo:border-top="none" fo:border-bottom="1.1pt solid #000000"/>
    </style:style>
    <style:style style:name="Table2.G5" style:family="table-cell">
      <style:table-cell-properties fo:padding="0.0382in" fo:border-left="1.1pt solid #000000" fo:border-right="none" fo:border-top="none" fo:border-bottom="1.1pt solid #000000"/>
    </style:style>
    <style:style style:name="Table2.H5" style:family="table-cell">
      <style:table-cell-properties fo:padding="0.0382in" fo:border-left="1.1pt solid #000000" fo:border-right="1.1pt solid #000000" fo:border-top="none" fo:border-bottom="1.1pt solid #000000"/>
    </style:style>
    <style:style style:name="Table2.A6" style:family="table-cell">
      <style:table-cell-properties fo:padding="0.0382in" fo:border-left="1.1pt solid #000000" fo:border-right="1.1pt solid #000000" fo:border-top="none" fo:border-bottom="1.1pt solid #000000"/>
    </style:style>
    <style:style style:name="Table2.B6" style:family="table-cell">
      <style:table-cell-properties fo:padding="0.0382in" fo:border-left="0.05pt solid #000000" fo:border-right="none" fo:border-top="none" fo:border-bottom="1.1pt solid #000000"/>
    </style:style>
    <style:style style:name="Table2.C6" style:family="table-cell">
      <style:table-cell-properties fo:padding="0.0382in" fo:border-left="none" fo:border-right="0.05pt solid #000000" fo:border-top="none" fo:border-bottom="1.1pt solid #000000"/>
    </style:style>
    <style:style style:name="Table2.D6" style:family="table-cell">
      <style:table-cell-properties fo:padding="0.0382in" fo:border-left="1.1pt solid #000000" fo:border-right="none" fo:border-top="none" fo:border-bottom="1.1pt solid #000000"/>
    </style:style>
    <style:style style:name="Table2.E6" style:family="table-cell">
      <style:table-cell-properties fo:padding="0.0382in" fo:border-left="1.1pt solid #000000" fo:border-right="none" fo:border-top="none" fo:border-bottom="1.1pt solid #000000"/>
    </style:style>
    <style:style style:name="Table2.F6" style:family="table-cell">
      <style:table-cell-properties fo:padding="0.0382in" fo:border-left="1.1pt solid #000000" fo:border-right="none" fo:border-top="none" fo:border-bottom="1.1pt solid #000000"/>
    </style:style>
    <style:style style:name="Table2.G6" style:family="table-cell">
      <style:table-cell-properties fo:padding="0.0382in" fo:border-left="1.1pt solid #000000" fo:border-right="none" fo:border-top="none" fo:border-bottom="1.1pt solid #000000"/>
    </style:style>
    <style:style style:name="Table2.H6" style:family="table-cell">
      <style:table-cell-properties fo:padding="0.0382in" fo:border-left="1.1pt solid #000000" fo:border-right="1.1pt solid #000000" fo:border-top="none" fo:border-bottom="1.1pt solid #000000"/>
    </style:style>
    <style:style style:name="Table2.A7" style:family="table-cell">
      <style:table-cell-properties fo:padding="0.0382in" fo:border-left="1.1pt solid #000000" fo:border-right="1.1pt solid #000000" fo:border-top="none" fo:border-bottom="1.1pt solid #000000"/>
    </style:style>
    <style:style style:name="Table2.B7" style:family="table-cell">
      <style:table-cell-properties fo:padding="0.0382in" fo:border-left="0.05pt solid #000000" fo:border-right="none" fo:border-top="none" fo:border-bottom="1.1pt solid #000000"/>
    </style:style>
    <style:style style:name="Table2.C7" style:family="table-cell">
      <style:table-cell-properties fo:padding="0.0382in" fo:border-left="none" fo:border-right="0.05pt solid #000000" fo:border-top="none" fo:border-bottom="1.1pt solid #000000"/>
    </style:style>
    <style:style style:name="Table2.D7" style:family="table-cell">
      <style:table-cell-properties fo:padding="0.0382in" fo:border-left="1.1pt solid #000000" fo:border-right="none" fo:border-top="none" fo:border-bottom="1.1pt solid #000000"/>
    </style:style>
    <style:style style:name="Table2.E7" style:family="table-cell">
      <style:table-cell-properties fo:padding="0.0382in" fo:border-left="1.1pt solid #000000" fo:border-right="none" fo:border-top="none" fo:border-bottom="1.1pt solid #000000"/>
    </style:style>
    <style:style style:name="Table2.F7" style:family="table-cell">
      <style:table-cell-properties fo:padding="0.0382in" fo:border-left="1.1pt solid #000000" fo:border-right="none" fo:border-top="none" fo:border-bottom="1.1pt solid #000000"/>
    </style:style>
    <style:style style:name="Table2.G7" style:family="table-cell">
      <style:table-cell-properties fo:padding="0.0382in" fo:border-left="1.1pt solid #000000" fo:border-right="none" fo:border-top="none" fo:border-bottom="1.1pt solid #000000"/>
    </style:style>
    <style:style style:name="Table2.H7" style:family="table-cell">
      <style:table-cell-properties fo:padding="0.0382in" fo:border-left="1.1pt solid #000000" fo:border-right="1.1pt solid #000000" fo:border-top="none" fo:border-bottom="1.1pt solid #000000"/>
    </style:style>
    <style:style style:name="Table2.A8" style:family="table-cell">
      <style:table-cell-properties fo:padding="0.0382in" fo:border-left="1.1pt solid #000000" fo:border-right="1.1pt solid #000000" fo:border-top="none" fo:border-bottom="1.1pt solid #000000"/>
    </style:style>
    <style:style style:name="Table2.B8" style:family="table-cell">
      <style:table-cell-properties fo:padding="0.0382in" fo:border-left="0.05pt solid #000000" fo:border-right="none" fo:border-top="none" fo:border-bottom="1.1pt solid #000000"/>
    </style:style>
    <style:style style:name="Table2.C8" style:family="table-cell">
      <style:table-cell-properties fo:padding="0.0382in" fo:border-left="none" fo:border-right="0.05pt solid #000000" fo:border-top="none" fo:border-bottom="1.1pt solid #000000"/>
    </style:style>
    <style:style style:name="Table2.D8" style:family="table-cell">
      <style:table-cell-properties fo:padding="0.0382in" fo:border-left="1.1pt solid #000000" fo:border-right="none" fo:border-top="none" fo:border-bottom="1.1pt solid #000000"/>
    </style:style>
    <style:style style:name="Table2.E8" style:family="table-cell">
      <style:table-cell-properties fo:padding="0.0382in" fo:border-left="1.1pt solid #000000" fo:border-right="none" fo:border-top="none" fo:border-bottom="1.1pt solid #000000"/>
    </style:style>
    <style:style style:name="Table2.F8" style:family="table-cell">
      <style:table-cell-properties fo:padding="0.0382in" fo:border-left="1.1pt solid #000000" fo:border-right="none" fo:border-top="none" fo:border-bottom="1.1pt solid #000000"/>
    </style:style>
    <style:style style:name="Table2.G8" style:family="table-cell">
      <style:table-cell-properties fo:padding="0.0382in" fo:border-left="1.1pt solid #000000" fo:border-right="none" fo:border-top="none" fo:border-bottom="1.1pt solid #000000"/>
    </style:style>
    <style:style style:name="Table2.H8" style:family="table-cell">
      <style:table-cell-properties fo:padding="0.0382in" fo:border-left="1.1pt solid #000000" fo:border-right="1.1pt solid #000000" fo:border-top="none" fo:border-bottom="1.1pt solid #000000"/>
    </style:style>
    <style:style style:name="Table2.A9" style:family="table-cell">
      <style:table-cell-properties fo:padding="0.0382in" fo:border-left="1.1pt solid #000000" fo:border-right="1.1pt solid #000000" fo:border-top="none" fo:border-bottom="1.1pt solid #000000"/>
    </style:style>
    <style:style style:name="Table2.B9" style:family="table-cell">
      <style:table-cell-properties fo:padding="0.0382in" fo:border-left="0.05pt solid #000000" fo:border-right="none" fo:border-top="none" fo:border-bottom="1.1pt solid #000000"/>
    </style:style>
    <style:style style:name="Table2.C9" style:family="table-cell">
      <style:table-cell-properties fo:padding="0.0382in" fo:border-left="none" fo:border-right="0.05pt solid #000000" fo:border-top="none" fo:border-bottom="1.1pt solid #000000"/>
    </style:style>
    <style:style style:name="Table2.D9" style:family="table-cell">
      <style:table-cell-properties fo:padding="0.0382in" fo:border-left="1.1pt solid #000000" fo:border-right="none" fo:border-top="none" fo:border-bottom="1.1pt solid #000000"/>
    </style:style>
    <style:style style:name="Table2.E9" style:family="table-cell">
      <style:table-cell-properties fo:padding="0.0382in" fo:border-left="1.1pt solid #000000" fo:border-right="none" fo:border-top="none" fo:border-bottom="1.1pt solid #000000"/>
    </style:style>
    <style:style style:name="Table2.F9" style:family="table-cell">
      <style:table-cell-properties fo:padding="0.0382in" fo:border-left="1.1pt solid #000000" fo:border-right="none" fo:border-top="none" fo:border-bottom="1.1pt solid #000000"/>
    </style:style>
    <style:style style:name="Table2.G9" style:family="table-cell">
      <style:table-cell-properties fo:padding="0.0382in" fo:border-left="1.1pt solid #000000" fo:border-right="none" fo:border-top="none" fo:border-bottom="1.1pt solid #000000"/>
    </style:style>
    <style:style style:name="Table2.H9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0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0" style:family="table-cell">
      <style:table-cell-properties fo:padding="0.0382in" fo:border-left="0.05pt solid #000000" fo:border-right="none" fo:border-top="none" fo:border-bottom="1.1pt solid #000000"/>
    </style:style>
    <style:style style:name="Table2.C10" style:family="table-cell">
      <style:table-cell-properties fo:padding="0.0382in" fo:border-left="none" fo:border-right="0.05pt solid #000000" fo:border-top="none" fo:border-bottom="1.1pt solid #000000"/>
    </style:style>
    <style:style style:name="Table2.D10" style:family="table-cell">
      <style:table-cell-properties fo:padding="0.0382in" fo:border-left="1.1pt solid #000000" fo:border-right="none" fo:border-top="none" fo:border-bottom="1.1pt solid #000000"/>
    </style:style>
    <style:style style:name="Table2.E10" style:family="table-cell">
      <style:table-cell-properties fo:padding="0.0382in" fo:border-left="1.1pt solid #000000" fo:border-right="none" fo:border-top="none" fo:border-bottom="1.1pt solid #000000"/>
    </style:style>
    <style:style style:name="Table2.F10" style:family="table-cell">
      <style:table-cell-properties fo:padding="0.0382in" fo:border-left="1.1pt solid #000000" fo:border-right="none" fo:border-top="none" fo:border-bottom="1.1pt solid #000000"/>
    </style:style>
    <style:style style:name="Table2.G10" style:family="table-cell">
      <style:table-cell-properties fo:padding="0.0382in" fo:border-left="1.1pt solid #000000" fo:border-right="none" fo:border-top="none" fo:border-bottom="1.1pt solid #000000"/>
    </style:style>
    <style:style style:name="Table2.H10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1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1" style:family="table-cell">
      <style:table-cell-properties fo:padding="0.0382in" fo:border-left="0.05pt solid #000000" fo:border-right="none" fo:border-top="none" fo:border-bottom="1.1pt solid #000000"/>
    </style:style>
    <style:style style:name="Table2.C11" style:family="table-cell">
      <style:table-cell-properties fo:padding="0.0382in" fo:border-left="none" fo:border-right="0.05pt solid #000000" fo:border-top="none" fo:border-bottom="1.1pt solid #000000"/>
    </style:style>
    <style:style style:name="Table2.D11" style:family="table-cell">
      <style:table-cell-properties fo:padding="0.0382in" fo:border-left="1.1pt solid #000000" fo:border-right="none" fo:border-top="none" fo:border-bottom="1.1pt solid #000000"/>
    </style:style>
    <style:style style:name="Table2.E11" style:family="table-cell">
      <style:table-cell-properties fo:padding="0.0382in" fo:border-left="1.1pt solid #000000" fo:border-right="none" fo:border-top="none" fo:border-bottom="1.1pt solid #000000"/>
    </style:style>
    <style:style style:name="Table2.F11" style:family="table-cell">
      <style:table-cell-properties fo:padding="0.0382in" fo:border-left="1.1pt solid #000000" fo:border-right="none" fo:border-top="none" fo:border-bottom="1.1pt solid #000000"/>
    </style:style>
    <style:style style:name="Table2.G11" style:family="table-cell">
      <style:table-cell-properties fo:padding="0.0382in" fo:border-left="1.1pt solid #000000" fo:border-right="none" fo:border-top="none" fo:border-bottom="1.1pt solid #000000"/>
    </style:style>
    <style:style style:name="Table2.H11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2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2" style:family="table-cell">
      <style:table-cell-properties fo:padding="0.0382in" fo:border-left="0.05pt solid #000000" fo:border-right="none" fo:border-top="none" fo:border-bottom="1.1pt solid #000000"/>
    </style:style>
    <style:style style:name="Table2.C12" style:family="table-cell">
      <style:table-cell-properties fo:padding="0.0382in" fo:border-left="none" fo:border-right="0.05pt solid #000000" fo:border-top="none" fo:border-bottom="1.1pt solid #000000"/>
    </style:style>
    <style:style style:name="Table2.D12" style:family="table-cell">
      <style:table-cell-properties fo:padding="0.0382in" fo:border-left="1.1pt solid #000000" fo:border-right="none" fo:border-top="none" fo:border-bottom="1.1pt solid #000000"/>
    </style:style>
    <style:style style:name="Table2.E12" style:family="table-cell">
      <style:table-cell-properties fo:padding="0.0382in" fo:border-left="1.1pt solid #000000" fo:border-right="none" fo:border-top="none" fo:border-bottom="1.1pt solid #000000"/>
    </style:style>
    <style:style style:name="Table2.F12" style:family="table-cell">
      <style:table-cell-properties fo:padding="0.0382in" fo:border-left="1.1pt solid #000000" fo:border-right="none" fo:border-top="none" fo:border-bottom="1.1pt solid #000000"/>
    </style:style>
    <style:style style:name="Table2.G12" style:family="table-cell">
      <style:table-cell-properties fo:padding="0.0382in" fo:border-left="1.1pt solid #000000" fo:border-right="none" fo:border-top="none" fo:border-bottom="1.1pt solid #000000"/>
    </style:style>
    <style:style style:name="Table2.H12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3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3" style:family="table-cell">
      <style:table-cell-properties fo:padding="0.0382in" fo:border-left="0.05pt solid #000000" fo:border-right="none" fo:border-top="none" fo:border-bottom="1.1pt solid #000000"/>
    </style:style>
    <style:style style:name="Table2.C13" style:family="table-cell">
      <style:table-cell-properties fo:padding="0.0382in" fo:border-left="none" fo:border-right="0.05pt solid #000000" fo:border-top="none" fo:border-bottom="1.1pt solid #000000"/>
    </style:style>
    <style:style style:name="Table2.D13" style:family="table-cell">
      <style:table-cell-properties fo:padding="0.0382in" fo:border-left="1.1pt solid #000000" fo:border-right="none" fo:border-top="none" fo:border-bottom="1.1pt solid #000000"/>
    </style:style>
    <style:style style:name="Table2.E13" style:family="table-cell">
      <style:table-cell-properties fo:padding="0.0382in" fo:border-left="1.1pt solid #000000" fo:border-right="none" fo:border-top="none" fo:border-bottom="1.1pt solid #000000"/>
    </style:style>
    <style:style style:name="Table2.F13" style:family="table-cell">
      <style:table-cell-properties fo:padding="0.0382in" fo:border-left="1.1pt solid #000000" fo:border-right="none" fo:border-top="none" fo:border-bottom="1.1pt solid #000000"/>
    </style:style>
    <style:style style:name="Table2.G13" style:family="table-cell">
      <style:table-cell-properties fo:padding="0.0382in" fo:border-left="1.1pt solid #000000" fo:border-right="none" fo:border-top="none" fo:border-bottom="1.1pt solid #000000"/>
    </style:style>
    <style:style style:name="Table2.H13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4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4" style:family="table-cell">
      <style:table-cell-properties fo:padding="0.0382in" fo:border-left="0.05pt solid #000000" fo:border-right="none" fo:border-top="none" fo:border-bottom="1.1pt solid #000000"/>
    </style:style>
    <style:style style:name="Table2.C14" style:family="table-cell">
      <style:table-cell-properties fo:padding="0.0382in" fo:border-left="none" fo:border-right="0.05pt solid #000000" fo:border-top="none" fo:border-bottom="1.1pt solid #000000"/>
    </style:style>
    <style:style style:name="Table2.D14" style:family="table-cell">
      <style:table-cell-properties fo:padding="0.0382in" fo:border-left="1.1pt solid #000000" fo:border-right="none" fo:border-top="none" fo:border-bottom="1.1pt solid #000000"/>
    </style:style>
    <style:style style:name="Table2.E14" style:family="table-cell">
      <style:table-cell-properties fo:padding="0.0382in" fo:border-left="1.1pt solid #000000" fo:border-right="none" fo:border-top="none" fo:border-bottom="1.1pt solid #000000"/>
    </style:style>
    <style:style style:name="Table2.F14" style:family="table-cell">
      <style:table-cell-properties fo:padding="0.0382in" fo:border-left="1.1pt solid #000000" fo:border-right="none" fo:border-top="none" fo:border-bottom="1.1pt solid #000000"/>
    </style:style>
    <style:style style:name="Table2.G14" style:family="table-cell">
      <style:table-cell-properties fo:padding="0.0382in" fo:border-left="1.1pt solid #000000" fo:border-right="none" fo:border-top="none" fo:border-bottom="1.1pt solid #000000"/>
    </style:style>
    <style:style style:name="Table2.H14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5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5" style:family="table-cell">
      <style:table-cell-properties fo:padding="0.0382in" fo:border-left="0.05pt solid #000000" fo:border-right="none" fo:border-top="none" fo:border-bottom="1.1pt solid #000000"/>
    </style:style>
    <style:style style:name="Table2.C15" style:family="table-cell">
      <style:table-cell-properties fo:padding="0.0382in" fo:border-left="none" fo:border-right="0.05pt solid #000000" fo:border-top="none" fo:border-bottom="1.1pt solid #000000"/>
    </style:style>
    <style:style style:name="Table2.D15" style:family="table-cell">
      <style:table-cell-properties fo:padding="0.0382in" fo:border-left="1.1pt solid #000000" fo:border-right="none" fo:border-top="none" fo:border-bottom="1.1pt solid #000000"/>
    </style:style>
    <style:style style:name="Table2.E15" style:family="table-cell">
      <style:table-cell-properties fo:padding="0.0382in" fo:border-left="1.1pt solid #000000" fo:border-right="none" fo:border-top="none" fo:border-bottom="1.1pt solid #000000"/>
    </style:style>
    <style:style style:name="Table2.F15" style:family="table-cell">
      <style:table-cell-properties fo:padding="0.0382in" fo:border-left="1.1pt solid #000000" fo:border-right="none" fo:border-top="none" fo:border-bottom="1.1pt solid #000000"/>
    </style:style>
    <style:style style:name="Table2.G15" style:family="table-cell">
      <style:table-cell-properties fo:padding="0.0382in" fo:border-left="1.1pt solid #000000" fo:border-right="none" fo:border-top="none" fo:border-bottom="1.1pt solid #000000"/>
    </style:style>
    <style:style style:name="Table2.H15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6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6" style:family="table-cell">
      <style:table-cell-properties fo:padding="0.0382in" fo:border-left="0.05pt solid #000000" fo:border-right="none" fo:border-top="none" fo:border-bottom="1.1pt solid #000000"/>
    </style:style>
    <style:style style:name="Table2.C16" style:family="table-cell">
      <style:table-cell-properties fo:padding="0.0382in" fo:border-left="none" fo:border-right="0.05pt solid #000000" fo:border-top="none" fo:border-bottom="1.1pt solid #000000"/>
    </style:style>
    <style:style style:name="Table2.D16" style:family="table-cell">
      <style:table-cell-properties fo:padding="0.0382in" fo:border-left="1.1pt solid #000000" fo:border-right="none" fo:border-top="none" fo:border-bottom="1.1pt solid #000000"/>
    </style:style>
    <style:style style:name="Table2.E16" style:family="table-cell">
      <style:table-cell-properties fo:padding="0.0382in" fo:border-left="1.1pt solid #000000" fo:border-right="none" fo:border-top="none" fo:border-bottom="1.1pt solid #000000"/>
    </style:style>
    <style:style style:name="Table2.F16" style:family="table-cell">
      <style:table-cell-properties fo:padding="0.0382in" fo:border-left="1.1pt solid #000000" fo:border-right="none" fo:border-top="none" fo:border-bottom="1.1pt solid #000000"/>
    </style:style>
    <style:style style:name="Table2.G16" style:family="table-cell">
      <style:table-cell-properties fo:padding="0.0382in" fo:border-left="1.1pt solid #000000" fo:border-right="none" fo:border-top="none" fo:border-bottom="1.1pt solid #000000"/>
    </style:style>
    <style:style style:name="Table2.H16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7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7" style:family="table-cell">
      <style:table-cell-properties fo:padding="0.0382in" fo:border-left="0.05pt solid #000000" fo:border-right="none" fo:border-top="none" fo:border-bottom="1.1pt solid #000000"/>
    </style:style>
    <style:style style:name="Table2.C17" style:family="table-cell">
      <style:table-cell-properties fo:padding="0.0382in" fo:border-left="none" fo:border-right="0.05pt solid #000000" fo:border-top="none" fo:border-bottom="1.1pt solid #000000"/>
    </style:style>
    <style:style style:name="Table2.D17" style:family="table-cell">
      <style:table-cell-properties fo:padding="0.0382in" fo:border-left="1.1pt solid #000000" fo:border-right="none" fo:border-top="none" fo:border-bottom="1.1pt solid #000000"/>
    </style:style>
    <style:style style:name="Table2.E17" style:family="table-cell">
      <style:table-cell-properties fo:padding="0.0382in" fo:border-left="1.1pt solid #000000" fo:border-right="none" fo:border-top="none" fo:border-bottom="1.1pt solid #000000"/>
    </style:style>
    <style:style style:name="Table2.F17" style:family="table-cell">
      <style:table-cell-properties fo:padding="0.0382in" fo:border-left="1.1pt solid #000000" fo:border-right="none" fo:border-top="none" fo:border-bottom="1.1pt solid #000000"/>
    </style:style>
    <style:style style:name="Table2.G17" style:family="table-cell">
      <style:table-cell-properties fo:padding="0.0382in" fo:border-left="1.1pt solid #000000" fo:border-right="none" fo:border-top="none" fo:border-bottom="1.1pt solid #000000"/>
    </style:style>
    <style:style style:name="Table2.H17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8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8" style:family="table-cell">
      <style:table-cell-properties fo:padding="0.0382in" fo:border-left="0.05pt solid #000000" fo:border-right="none" fo:border-top="none" fo:border-bottom="1.1pt solid #000000"/>
    </style:style>
    <style:style style:name="Table2.C18" style:family="table-cell">
      <style:table-cell-properties fo:padding="0.0382in" fo:border-left="none" fo:border-right="0.05pt solid #000000" fo:border-top="none" fo:border-bottom="1.1pt solid #000000"/>
    </style:style>
    <style:style style:name="Table2.D18" style:family="table-cell">
      <style:table-cell-properties fo:padding="0.0382in" fo:border-left="1.1pt solid #000000" fo:border-right="none" fo:border-top="none" fo:border-bottom="1.1pt solid #000000"/>
    </style:style>
    <style:style style:name="Table2.E18" style:family="table-cell">
      <style:table-cell-properties fo:padding="0.0382in" fo:border-left="1.1pt solid #000000" fo:border-right="none" fo:border-top="none" fo:border-bottom="1.1pt solid #000000"/>
    </style:style>
    <style:style style:name="Table2.F18" style:family="table-cell">
      <style:table-cell-properties fo:padding="0.0382in" fo:border-left="1.1pt solid #000000" fo:border-right="none" fo:border-top="none" fo:border-bottom="1.1pt solid #000000"/>
    </style:style>
    <style:style style:name="Table2.G18" style:family="table-cell">
      <style:table-cell-properties fo:padding="0.0382in" fo:border-left="1.1pt solid #000000" fo:border-right="none" fo:border-top="none" fo:border-bottom="1.1pt solid #000000"/>
    </style:style>
    <style:style style:name="Table2.H18" style:family="table-cell">
      <style:table-cell-properties fo:padding="0.0382in" fo:border-left="1.1pt solid #000000" fo:border-right="1.1pt solid #000000" fo:border-top="none" fo:border-bottom="1.1pt solid #000000"/>
    </style:style>
    <style:style style:name="Table2.A19" style:family="table-cell">
      <style:table-cell-properties fo:padding="0.0382in" fo:border-left="1.1pt solid #000000" fo:border-right="1.1pt solid #000000" fo:border-top="none" fo:border-bottom="1.1pt solid #000000"/>
    </style:style>
    <style:style style:name="Table2.B19" style:family="table-cell">
      <style:table-cell-properties fo:padding="0.0382in" fo:border-left="0.05pt solid #000000" fo:border-right="none" fo:border-top="none" fo:border-bottom="1.1pt solid #000000"/>
    </style:style>
    <style:style style:name="Table2.C19" style:family="table-cell">
      <style:table-cell-properties fo:padding="0.0382in" fo:border-left="none" fo:border-right="0.05pt solid #000000" fo:border-top="none" fo:border-bottom="1.1pt solid #000000"/>
    </style:style>
    <style:style style:name="Table2.D19" style:family="table-cell">
      <style:table-cell-properties fo:padding="0.0382in" fo:border-left="1.1pt solid #000000" fo:border-right="none" fo:border-top="none" fo:border-bottom="1.1pt solid #000000"/>
    </style:style>
    <style:style style:name="Table2.E19" style:family="table-cell">
      <style:table-cell-properties fo:padding="0.0382in" fo:border-left="1.1pt solid #000000" fo:border-right="none" fo:border-top="none" fo:border-bottom="1.1pt solid #000000"/>
    </style:style>
    <style:style style:name="Table2.F19" style:family="table-cell">
      <style:table-cell-properties fo:padding="0.0382in" fo:border-left="1.1pt solid #000000" fo:border-right="none" fo:border-top="none" fo:border-bottom="1.1pt solid #000000"/>
    </style:style>
    <style:style style:name="Table2.G19" style:family="table-cell">
      <style:table-cell-properties fo:padding="0.0382in" fo:border-left="1.1pt solid #000000" fo:border-right="none" fo:border-top="none" fo:border-bottom="1.1pt solid #000000"/>
    </style:style>
    <style:style style:name="Table2.H19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0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0" style:family="table-cell">
      <style:table-cell-properties fo:padding="0.0382in" fo:border-left="0.05pt solid #000000" fo:border-right="none" fo:border-top="none" fo:border-bottom="1.1pt solid #000000"/>
    </style:style>
    <style:style style:name="Table2.C20" style:family="table-cell">
      <style:table-cell-properties fo:padding="0.0382in" fo:border-left="none" fo:border-right="0.05pt solid #000000" fo:border-top="none" fo:border-bottom="1.1pt solid #000000"/>
    </style:style>
    <style:style style:name="Table2.D20" style:family="table-cell">
      <style:table-cell-properties fo:padding="0.0382in" fo:border-left="1.1pt solid #000000" fo:border-right="none" fo:border-top="none" fo:border-bottom="1.1pt solid #000000"/>
    </style:style>
    <style:style style:name="Table2.E20" style:family="table-cell">
      <style:table-cell-properties fo:padding="0.0382in" fo:border-left="1.1pt solid #000000" fo:border-right="none" fo:border-top="none" fo:border-bottom="1.1pt solid #000000"/>
    </style:style>
    <style:style style:name="Table2.F20" style:family="table-cell">
      <style:table-cell-properties fo:padding="0.0382in" fo:border-left="1.1pt solid #000000" fo:border-right="none" fo:border-top="none" fo:border-bottom="1.1pt solid #000000"/>
    </style:style>
    <style:style style:name="Table2.G20" style:family="table-cell">
      <style:table-cell-properties fo:padding="0.0382in" fo:border-left="1.1pt solid #000000" fo:border-right="none" fo:border-top="none" fo:border-bottom="1.1pt solid #000000"/>
    </style:style>
    <style:style style:name="Table2.H20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1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1" style:family="table-cell">
      <style:table-cell-properties fo:padding="0.0382in" fo:border-left="0.05pt solid #000000" fo:border-right="none" fo:border-top="none" fo:border-bottom="1.1pt solid #000000"/>
    </style:style>
    <style:style style:name="Table2.C21" style:family="table-cell">
      <style:table-cell-properties fo:padding="0.0382in" fo:border-left="none" fo:border-right="0.05pt solid #000000" fo:border-top="none" fo:border-bottom="1.1pt solid #000000"/>
    </style:style>
    <style:style style:name="Table2.D21" style:family="table-cell">
      <style:table-cell-properties fo:padding="0.0382in" fo:border-left="1.1pt solid #000000" fo:border-right="none" fo:border-top="none" fo:border-bottom="1.1pt solid #000000"/>
    </style:style>
    <style:style style:name="Table2.E21" style:family="table-cell">
      <style:table-cell-properties fo:padding="0.0382in" fo:border-left="1.1pt solid #000000" fo:border-right="none" fo:border-top="none" fo:border-bottom="1.1pt solid #000000"/>
    </style:style>
    <style:style style:name="Table2.F21" style:family="table-cell">
      <style:table-cell-properties fo:padding="0.0382in" fo:border-left="1.1pt solid #000000" fo:border-right="none" fo:border-top="none" fo:border-bottom="1.1pt solid #000000"/>
    </style:style>
    <style:style style:name="Table2.G21" style:family="table-cell">
      <style:table-cell-properties fo:padding="0.0382in" fo:border-left="1.1pt solid #000000" fo:border-right="none" fo:border-top="none" fo:border-bottom="1.1pt solid #000000"/>
    </style:style>
    <style:style style:name="Table2.H21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2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2" style:family="table-cell">
      <style:table-cell-properties fo:padding="0.0382in" fo:border-left="0.05pt solid #000000" fo:border-right="none" fo:border-top="none" fo:border-bottom="1.1pt solid #000000"/>
    </style:style>
    <style:style style:name="Table2.C22" style:family="table-cell">
      <style:table-cell-properties fo:padding="0.0382in" fo:border-left="none" fo:border-right="0.05pt solid #000000" fo:border-top="none" fo:border-bottom="1.1pt solid #000000"/>
    </style:style>
    <style:style style:name="Table2.D22" style:family="table-cell">
      <style:table-cell-properties fo:padding="0.0382in" fo:border-left="1.1pt solid #000000" fo:border-right="none" fo:border-top="none" fo:border-bottom="1.1pt solid #000000"/>
    </style:style>
    <style:style style:name="Table2.E22" style:family="table-cell">
      <style:table-cell-properties fo:padding="0.0382in" fo:border-left="1.1pt solid #000000" fo:border-right="none" fo:border-top="none" fo:border-bottom="1.1pt solid #000000"/>
    </style:style>
    <style:style style:name="Table2.F22" style:family="table-cell">
      <style:table-cell-properties fo:padding="0.0382in" fo:border-left="1.1pt solid #000000" fo:border-right="none" fo:border-top="none" fo:border-bottom="1.1pt solid #000000"/>
    </style:style>
    <style:style style:name="Table2.G22" style:family="table-cell">
      <style:table-cell-properties fo:padding="0.0382in" fo:border-left="1.1pt solid #000000" fo:border-right="none" fo:border-top="none" fo:border-bottom="1.1pt solid #000000"/>
    </style:style>
    <style:style style:name="Table2.H22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3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3" style:family="table-cell">
      <style:table-cell-properties fo:padding="0.0382in" fo:border-left="0.05pt solid #000000" fo:border-right="none" fo:border-top="none" fo:border-bottom="1.1pt solid #000000"/>
    </style:style>
    <style:style style:name="Table2.C23" style:family="table-cell">
      <style:table-cell-properties fo:padding="0.0382in" fo:border-left="none" fo:border-right="0.05pt solid #000000" fo:border-top="none" fo:border-bottom="1.1pt solid #000000"/>
    </style:style>
    <style:style style:name="Table2.D23" style:family="table-cell">
      <style:table-cell-properties fo:padding="0.0382in" fo:border-left="1.1pt solid #000000" fo:border-right="none" fo:border-top="none" fo:border-bottom="1.1pt solid #000000"/>
    </style:style>
    <style:style style:name="Table2.E23" style:family="table-cell">
      <style:table-cell-properties fo:padding="0.0382in" fo:border-left="1.1pt solid #000000" fo:border-right="none" fo:border-top="none" fo:border-bottom="1.1pt solid #000000"/>
    </style:style>
    <style:style style:name="Table2.F23" style:family="table-cell">
      <style:table-cell-properties fo:padding="0.0382in" fo:border-left="1.1pt solid #000000" fo:border-right="none" fo:border-top="none" fo:border-bottom="1.1pt solid #000000"/>
    </style:style>
    <style:style style:name="Table2.G23" style:family="table-cell">
      <style:table-cell-properties fo:padding="0.0382in" fo:border-left="1.1pt solid #000000" fo:border-right="none" fo:border-top="none" fo:border-bottom="1.1pt solid #000000"/>
    </style:style>
    <style:style style:name="Table2.H23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4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4" style:family="table-cell">
      <style:table-cell-properties fo:padding="0.0382in" fo:border-left="0.05pt solid #000000" fo:border-right="none" fo:border-top="none" fo:border-bottom="1.1pt solid #000000"/>
    </style:style>
    <style:style style:name="Table2.C24" style:family="table-cell">
      <style:table-cell-properties fo:padding="0.0382in" fo:border-left="none" fo:border-right="0.05pt solid #000000" fo:border-top="none" fo:border-bottom="1.1pt solid #000000"/>
    </style:style>
    <style:style style:name="Table2.D24" style:family="table-cell">
      <style:table-cell-properties fo:padding="0.0382in" fo:border-left="1.1pt solid #000000" fo:border-right="none" fo:border-top="none" fo:border-bottom="1.1pt solid #000000"/>
    </style:style>
    <style:style style:name="Table2.E24" style:family="table-cell">
      <style:table-cell-properties fo:padding="0.0382in" fo:border-left="1.1pt solid #000000" fo:border-right="none" fo:border-top="none" fo:border-bottom="1.1pt solid #000000"/>
    </style:style>
    <style:style style:name="Table2.F24" style:family="table-cell">
      <style:table-cell-properties fo:padding="0.0382in" fo:border-left="1.1pt solid #000000" fo:border-right="none" fo:border-top="none" fo:border-bottom="1.1pt solid #000000"/>
    </style:style>
    <style:style style:name="Table2.G24" style:family="table-cell">
      <style:table-cell-properties fo:padding="0.0382in" fo:border-left="1.1pt solid #000000" fo:border-right="none" fo:border-top="none" fo:border-bottom="1.1pt solid #000000"/>
    </style:style>
    <style:style style:name="Table2.H24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5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5" style:family="table-cell">
      <style:table-cell-properties fo:padding="0.0382in" fo:border-left="0.05pt solid #000000" fo:border-right="none" fo:border-top="none" fo:border-bottom="1.1pt solid #000000"/>
    </style:style>
    <style:style style:name="Table2.C25" style:family="table-cell">
      <style:table-cell-properties fo:padding="0.0382in" fo:border-left="none" fo:border-right="0.05pt solid #000000" fo:border-top="none" fo:border-bottom="1.1pt solid #000000"/>
    </style:style>
    <style:style style:name="Table2.D25" style:family="table-cell">
      <style:table-cell-properties fo:padding="0.0382in" fo:border-left="1.1pt solid #000000" fo:border-right="none" fo:border-top="none" fo:border-bottom="1.1pt solid #000000"/>
    </style:style>
    <style:style style:name="Table2.E25" style:family="table-cell">
      <style:table-cell-properties fo:padding="0.0382in" fo:border-left="1.1pt solid #000000" fo:border-right="none" fo:border-top="none" fo:border-bottom="1.1pt solid #000000"/>
    </style:style>
    <style:style style:name="Table2.F25" style:family="table-cell">
      <style:table-cell-properties fo:padding="0.0382in" fo:border-left="1.1pt solid #000000" fo:border-right="none" fo:border-top="none" fo:border-bottom="1.1pt solid #000000"/>
    </style:style>
    <style:style style:name="Table2.G25" style:family="table-cell">
      <style:table-cell-properties fo:padding="0.0382in" fo:border-left="1.1pt solid #000000" fo:border-right="none" fo:border-top="none" fo:border-bottom="1.1pt solid #000000"/>
    </style:style>
    <style:style style:name="Table2.H25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6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6" style:family="table-cell">
      <style:table-cell-properties fo:padding="0.0382in" fo:border-left="0.05pt solid #000000" fo:border-right="none" fo:border-top="none" fo:border-bottom="1.1pt solid #000000"/>
    </style:style>
    <style:style style:name="Table2.C26" style:family="table-cell">
      <style:table-cell-properties fo:padding="0.0382in" fo:border-left="none" fo:border-right="0.05pt solid #000000" fo:border-top="none" fo:border-bottom="1.1pt solid #000000"/>
    </style:style>
    <style:style style:name="Table2.D26" style:family="table-cell">
      <style:table-cell-properties fo:padding="0.0382in" fo:border-left="1.1pt solid #000000" fo:border-right="none" fo:border-top="none" fo:border-bottom="1.1pt solid #000000"/>
    </style:style>
    <style:style style:name="Table2.E26" style:family="table-cell">
      <style:table-cell-properties fo:padding="0.0382in" fo:border-left="1.1pt solid #000000" fo:border-right="none" fo:border-top="none" fo:border-bottom="1.1pt solid #000000"/>
    </style:style>
    <style:style style:name="Table2.F26" style:family="table-cell">
      <style:table-cell-properties fo:padding="0.0382in" fo:border-left="1.1pt solid #000000" fo:border-right="none" fo:border-top="none" fo:border-bottom="1.1pt solid #000000"/>
    </style:style>
    <style:style style:name="Table2.G26" style:family="table-cell">
      <style:table-cell-properties fo:padding="0.0382in" fo:border-left="1.1pt solid #000000" fo:border-right="none" fo:border-top="none" fo:border-bottom="1.1pt solid #000000"/>
    </style:style>
    <style:style style:name="Table2.H26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7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7" style:family="table-cell">
      <style:table-cell-properties fo:padding="0.0382in" fo:border-left="0.05pt solid #000000" fo:border-right="none" fo:border-top="none" fo:border-bottom="1.1pt solid #000000"/>
    </style:style>
    <style:style style:name="Table2.C27" style:family="table-cell">
      <style:table-cell-properties fo:padding="0.0382in" fo:border-left="none" fo:border-right="0.05pt solid #000000" fo:border-top="none" fo:border-bottom="1.1pt solid #000000"/>
    </style:style>
    <style:style style:name="Table2.D27" style:family="table-cell">
      <style:table-cell-properties fo:padding="0.0382in" fo:border-left="1.1pt solid #000000" fo:border-right="none" fo:border-top="none" fo:border-bottom="1.1pt solid #000000"/>
    </style:style>
    <style:style style:name="Table2.E27" style:family="table-cell">
      <style:table-cell-properties fo:padding="0.0382in" fo:border-left="1.1pt solid #000000" fo:border-right="none" fo:border-top="none" fo:border-bottom="1.1pt solid #000000"/>
    </style:style>
    <style:style style:name="Table2.F27" style:family="table-cell">
      <style:table-cell-properties fo:padding="0.0382in" fo:border-left="1.1pt solid #000000" fo:border-right="none" fo:border-top="none" fo:border-bottom="1.1pt solid #000000"/>
    </style:style>
    <style:style style:name="Table2.G27" style:family="table-cell">
      <style:table-cell-properties fo:padding="0.0382in" fo:border-left="1.1pt solid #000000" fo:border-right="none" fo:border-top="none" fo:border-bottom="1.1pt solid #000000"/>
    </style:style>
    <style:style style:name="Table2.H27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8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8" style:family="table-cell">
      <style:table-cell-properties fo:padding="0.0382in" fo:border-left="0.05pt solid #000000" fo:border-right="none" fo:border-top="none" fo:border-bottom="1.1pt solid #000000"/>
    </style:style>
    <style:style style:name="Table2.C28" style:family="table-cell">
      <style:table-cell-properties fo:padding="0.0382in" fo:border-left="none" fo:border-right="0.05pt solid #000000" fo:border-top="none" fo:border-bottom="1.1pt solid #000000"/>
    </style:style>
    <style:style style:name="Table2.D28" style:family="table-cell">
      <style:table-cell-properties fo:padding="0.0382in" fo:border-left="1.1pt solid #000000" fo:border-right="none" fo:border-top="none" fo:border-bottom="1.1pt solid #000000"/>
    </style:style>
    <style:style style:name="Table2.E28" style:family="table-cell">
      <style:table-cell-properties fo:padding="0.0382in" fo:border-left="1.1pt solid #000000" fo:border-right="none" fo:border-top="none" fo:border-bottom="1.1pt solid #000000"/>
    </style:style>
    <style:style style:name="Table2.F28" style:family="table-cell">
      <style:table-cell-properties fo:padding="0.0382in" fo:border-left="1.1pt solid #000000" fo:border-right="none" fo:border-top="none" fo:border-bottom="1.1pt solid #000000"/>
    </style:style>
    <style:style style:name="Table2.G28" style:family="table-cell">
      <style:table-cell-properties fo:padding="0.0382in" fo:border-left="1.1pt solid #000000" fo:border-right="none" fo:border-top="none" fo:border-bottom="1.1pt solid #000000"/>
    </style:style>
    <style:style style:name="Table2.H28" style:family="table-cell">
      <style:table-cell-properties fo:padding="0.0382in" fo:border-left="1.1pt solid #000000" fo:border-right="1.1pt solid #000000" fo:border-top="none" fo:border-bottom="1.1pt solid #000000"/>
    </style:style>
    <style:style style:name="Table2.A29" style:family="table-cell">
      <style:table-cell-properties fo:padding="0.0382in" fo:border-left="1.1pt solid #000000" fo:border-right="1.1pt solid #000000" fo:border-top="none" fo:border-bottom="1.1pt solid #000000"/>
    </style:style>
    <style:style style:name="Table2.B29" style:family="table-cell">
      <style:table-cell-properties fo:padding="0.0382in" fo:border-left="0.05pt solid #000000" fo:border-right="none" fo:border-top="none" fo:border-bottom="1.1pt solid #000000"/>
    </style:style>
    <style:style style:name="Table2.C29" style:family="table-cell">
      <style:table-cell-properties fo:padding="0.0382in" fo:border-left="none" fo:border-right="0.05pt solid #000000" fo:border-top="none" fo:border-bottom="1.1pt solid #000000"/>
    </style:style>
    <style:style style:name="Table2.D29" style:family="table-cell">
      <style:table-cell-properties fo:padding="0.0382in" fo:border-left="1.1pt solid #000000" fo:border-right="none" fo:border-top="none" fo:border-bottom="1.1pt solid #000000"/>
    </style:style>
    <style:style style:name="Table2.E29" style:family="table-cell">
      <style:table-cell-properties fo:padding="0.0382in" fo:border-left="1.1pt solid #000000" fo:border-right="none" fo:border-top="none" fo:border-bottom="1.1pt solid #000000"/>
    </style:style>
    <style:style style:name="Table2.F29" style:family="table-cell">
      <style:table-cell-properties fo:padding="0.0382in" fo:border-left="1.1pt solid #000000" fo:border-right="none" fo:border-top="none" fo:border-bottom="1.1pt solid #000000"/>
    </style:style>
    <style:style style:name="Table2.G29" style:family="table-cell">
      <style:table-cell-properties fo:padding="0.0382in" fo:border-left="1.1pt solid #000000" fo:border-right="none" fo:border-top="none" fo:border-bottom="1.1pt solid #000000"/>
    </style:style>
    <style:style style:name="Table2.H29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0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0" style:family="table-cell">
      <style:table-cell-properties fo:padding="0.0382in" fo:border-left="0.05pt solid #000000" fo:border-right="none" fo:border-top="none" fo:border-bottom="1.1pt solid #000000"/>
    </style:style>
    <style:style style:name="Table2.C30" style:family="table-cell">
      <style:table-cell-properties fo:padding="0.0382in" fo:border-left="none" fo:border-right="0.05pt solid #000000" fo:border-top="none" fo:border-bottom="1.1pt solid #000000"/>
    </style:style>
    <style:style style:name="Table2.D30" style:family="table-cell">
      <style:table-cell-properties fo:padding="0.0382in" fo:border-left="1.1pt solid #000000" fo:border-right="none" fo:border-top="none" fo:border-bottom="1.1pt solid #000000"/>
    </style:style>
    <style:style style:name="Table2.E30" style:family="table-cell">
      <style:table-cell-properties fo:padding="0.0382in" fo:border-left="1.1pt solid #000000" fo:border-right="none" fo:border-top="none" fo:border-bottom="1.1pt solid #000000"/>
    </style:style>
    <style:style style:name="Table2.F30" style:family="table-cell">
      <style:table-cell-properties fo:padding="0.0382in" fo:border-left="1.1pt solid #000000" fo:border-right="none" fo:border-top="none" fo:border-bottom="1.1pt solid #000000"/>
    </style:style>
    <style:style style:name="Table2.G30" style:family="table-cell">
      <style:table-cell-properties fo:padding="0.0382in" fo:border-left="1.1pt solid #000000" fo:border-right="none" fo:border-top="none" fo:border-bottom="1.1pt solid #000000"/>
    </style:style>
    <style:style style:name="Table2.H30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1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1" style:family="table-cell">
      <style:table-cell-properties fo:padding="0.0382in" fo:border-left="0.05pt solid #000000" fo:border-right="none" fo:border-top="none" fo:border-bottom="1.1pt solid #000000"/>
    </style:style>
    <style:style style:name="Table2.C31" style:family="table-cell">
      <style:table-cell-properties fo:padding="0.0382in" fo:border-left="none" fo:border-right="0.05pt solid #000000" fo:border-top="none" fo:border-bottom="1.1pt solid #000000"/>
    </style:style>
    <style:style style:name="Table2.D31" style:family="table-cell">
      <style:table-cell-properties fo:padding="0.0382in" fo:border-left="1.1pt solid #000000" fo:border-right="none" fo:border-top="none" fo:border-bottom="1.1pt solid #000000"/>
    </style:style>
    <style:style style:name="Table2.E31" style:family="table-cell">
      <style:table-cell-properties fo:padding="0.0382in" fo:border-left="1.1pt solid #000000" fo:border-right="none" fo:border-top="none" fo:border-bottom="1.1pt solid #000000"/>
    </style:style>
    <style:style style:name="Table2.F31" style:family="table-cell">
      <style:table-cell-properties fo:padding="0.0382in" fo:border-left="1.1pt solid #000000" fo:border-right="none" fo:border-top="none" fo:border-bottom="1.1pt solid #000000"/>
    </style:style>
    <style:style style:name="Table2.G31" style:family="table-cell">
      <style:table-cell-properties fo:padding="0.0382in" fo:border-left="1.1pt solid #000000" fo:border-right="none" fo:border-top="none" fo:border-bottom="1.1pt solid #000000"/>
    </style:style>
    <style:style style:name="Table2.H31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2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2" style:family="table-cell">
      <style:table-cell-properties fo:padding="0.0382in" fo:border-left="0.05pt solid #000000" fo:border-right="none" fo:border-top="none" fo:border-bottom="1.1pt solid #000000"/>
    </style:style>
    <style:style style:name="Table2.C32" style:family="table-cell">
      <style:table-cell-properties fo:padding="0.0382in" fo:border-left="none" fo:border-right="0.05pt solid #000000" fo:border-top="none" fo:border-bottom="1.1pt solid #000000"/>
    </style:style>
    <style:style style:name="Table2.D32" style:family="table-cell">
      <style:table-cell-properties fo:padding="0.0382in" fo:border-left="1.1pt solid #000000" fo:border-right="none" fo:border-top="none" fo:border-bottom="1.1pt solid #000000"/>
    </style:style>
    <style:style style:name="Table2.E32" style:family="table-cell">
      <style:table-cell-properties fo:padding="0.0382in" fo:border-left="1.1pt solid #000000" fo:border-right="none" fo:border-top="none" fo:border-bottom="1.1pt solid #000000"/>
    </style:style>
    <style:style style:name="Table2.F32" style:family="table-cell">
      <style:table-cell-properties fo:padding="0.0382in" fo:border-left="1.1pt solid #000000" fo:border-right="none" fo:border-top="none" fo:border-bottom="1.1pt solid #000000"/>
    </style:style>
    <style:style style:name="Table2.G32" style:family="table-cell">
      <style:table-cell-properties fo:padding="0.0382in" fo:border-left="1.1pt solid #000000" fo:border-right="none" fo:border-top="none" fo:border-bottom="1.1pt solid #000000"/>
    </style:style>
    <style:style style:name="Table2.H32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3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3" style:family="table-cell">
      <style:table-cell-properties fo:padding="0.0382in" fo:border-left="0.05pt solid #000000" fo:border-right="none" fo:border-top="none" fo:border-bottom="1.1pt solid #000000"/>
    </style:style>
    <style:style style:name="Table2.C33" style:family="table-cell">
      <style:table-cell-properties fo:padding="0.0382in" fo:border-left="none" fo:border-right="0.05pt solid #000000" fo:border-top="none" fo:border-bottom="1.1pt solid #000000"/>
    </style:style>
    <style:style style:name="Table2.D33" style:family="table-cell">
      <style:table-cell-properties fo:padding="0.0382in" fo:border-left="1.1pt solid #000000" fo:border-right="none" fo:border-top="none" fo:border-bottom="1.1pt solid #000000"/>
    </style:style>
    <style:style style:name="Table2.E33" style:family="table-cell">
      <style:table-cell-properties fo:padding="0.0382in" fo:border-left="1.1pt solid #000000" fo:border-right="none" fo:border-top="none" fo:border-bottom="1.1pt solid #000000"/>
    </style:style>
    <style:style style:name="Table2.F33" style:family="table-cell">
      <style:table-cell-properties fo:padding="0.0382in" fo:border-left="1.1pt solid #000000" fo:border-right="none" fo:border-top="none" fo:border-bottom="1.1pt solid #000000"/>
    </style:style>
    <style:style style:name="Table2.G33" style:family="table-cell">
      <style:table-cell-properties fo:padding="0.0382in" fo:border-left="1.1pt solid #000000" fo:border-right="none" fo:border-top="none" fo:border-bottom="1.1pt solid #000000"/>
    </style:style>
    <style:style style:name="Table2.H33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4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4" style:family="table-cell">
      <style:table-cell-properties fo:padding="0.0382in" fo:border-left="0.05pt solid #000000" fo:border-right="none" fo:border-top="none" fo:border-bottom="1.1pt solid #000000"/>
    </style:style>
    <style:style style:name="Table2.C34" style:family="table-cell">
      <style:table-cell-properties fo:padding="0.0382in" fo:border-left="none" fo:border-right="0.05pt solid #000000" fo:border-top="none" fo:border-bottom="1.1pt solid #000000"/>
    </style:style>
    <style:style style:name="Table2.D34" style:family="table-cell">
      <style:table-cell-properties fo:padding="0.0382in" fo:border-left="1.1pt solid #000000" fo:border-right="none" fo:border-top="none" fo:border-bottom="1.1pt solid #000000"/>
    </style:style>
    <style:style style:name="Table2.E34" style:family="table-cell">
      <style:table-cell-properties fo:padding="0.0382in" fo:border-left="1.1pt solid #000000" fo:border-right="none" fo:border-top="none" fo:border-bottom="1.1pt solid #000000"/>
    </style:style>
    <style:style style:name="Table2.F34" style:family="table-cell">
      <style:table-cell-properties fo:padding="0.0382in" fo:border-left="1.1pt solid #000000" fo:border-right="none" fo:border-top="none" fo:border-bottom="1.1pt solid #000000"/>
    </style:style>
    <style:style style:name="Table2.G34" style:family="table-cell">
      <style:table-cell-properties fo:padding="0.0382in" fo:border-left="1.1pt solid #000000" fo:border-right="none" fo:border-top="none" fo:border-bottom="1.1pt solid #000000"/>
    </style:style>
    <style:style style:name="Table2.H34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5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5" style:family="table-cell">
      <style:table-cell-properties fo:padding="0.0382in" fo:border-left="0.05pt solid #000000" fo:border-right="none" fo:border-top="none" fo:border-bottom="1.1pt solid #000000"/>
    </style:style>
    <style:style style:name="Table2.C35" style:family="table-cell">
      <style:table-cell-properties fo:padding="0.0382in" fo:border-left="none" fo:border-right="0.05pt solid #000000" fo:border-top="none" fo:border-bottom="1.1pt solid #000000"/>
    </style:style>
    <style:style style:name="Table2.D35" style:family="table-cell">
      <style:table-cell-properties fo:padding="0.0382in" fo:border-left="1.1pt solid #000000" fo:border-right="none" fo:border-top="none" fo:border-bottom="1.1pt solid #000000"/>
    </style:style>
    <style:style style:name="Table2.E35" style:family="table-cell">
      <style:table-cell-properties fo:padding="0.0382in" fo:border-left="1.1pt solid #000000" fo:border-right="none" fo:border-top="none" fo:border-bottom="1.1pt solid #000000"/>
    </style:style>
    <style:style style:name="Table2.F35" style:family="table-cell">
      <style:table-cell-properties fo:padding="0.0382in" fo:border-left="1.1pt solid #000000" fo:border-right="none" fo:border-top="none" fo:border-bottom="1.1pt solid #000000"/>
    </style:style>
    <style:style style:name="Table2.G35" style:family="table-cell">
      <style:table-cell-properties fo:padding="0.0382in" fo:border-left="1.1pt solid #000000" fo:border-right="none" fo:border-top="none" fo:border-bottom="1.1pt solid #000000"/>
    </style:style>
    <style:style style:name="Table2.H35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6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6" style:family="table-cell">
      <style:table-cell-properties fo:padding="0.0382in" fo:border-left="0.05pt solid #000000" fo:border-right="none" fo:border-top="none" fo:border-bottom="1.1pt solid #000000"/>
    </style:style>
    <style:style style:name="Table2.C36" style:family="table-cell">
      <style:table-cell-properties fo:padding="0.0382in" fo:border-left="none" fo:border-right="0.05pt solid #000000" fo:border-top="none" fo:border-bottom="1.1pt solid #000000"/>
    </style:style>
    <style:style style:name="Table2.D36" style:family="table-cell">
      <style:table-cell-properties fo:padding="0.0382in" fo:border-left="1.1pt solid #000000" fo:border-right="none" fo:border-top="none" fo:border-bottom="1.1pt solid #000000"/>
    </style:style>
    <style:style style:name="Table2.E36" style:family="table-cell">
      <style:table-cell-properties fo:padding="0.0382in" fo:border-left="1.1pt solid #000000" fo:border-right="none" fo:border-top="none" fo:border-bottom="1.1pt solid #000000"/>
    </style:style>
    <style:style style:name="Table2.F36" style:family="table-cell">
      <style:table-cell-properties fo:padding="0.0382in" fo:border-left="1.1pt solid #000000" fo:border-right="none" fo:border-top="none" fo:border-bottom="1.1pt solid #000000"/>
    </style:style>
    <style:style style:name="Table2.G36" style:family="table-cell">
      <style:table-cell-properties fo:padding="0.0382in" fo:border-left="1.1pt solid #000000" fo:border-right="none" fo:border-top="none" fo:border-bottom="1.1pt solid #000000"/>
    </style:style>
    <style:style style:name="Table2.H36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7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7" style:family="table-cell">
      <style:table-cell-properties fo:padding="0.0382in" fo:border-left="0.05pt solid #000000" fo:border-right="none" fo:border-top="none" fo:border-bottom="1.1pt solid #000000"/>
    </style:style>
    <style:style style:name="Table2.C37" style:family="table-cell">
      <style:table-cell-properties fo:padding="0.0382in" fo:border-left="none" fo:border-right="0.05pt solid #000000" fo:border-top="none" fo:border-bottom="1.1pt solid #000000"/>
    </style:style>
    <style:style style:name="Table2.D37" style:family="table-cell">
      <style:table-cell-properties fo:padding="0.0382in" fo:border-left="1.1pt solid #000000" fo:border-right="none" fo:border-top="none" fo:border-bottom="1.1pt solid #000000"/>
    </style:style>
    <style:style style:name="Table2.E37" style:family="table-cell">
      <style:table-cell-properties fo:padding="0.0382in" fo:border-left="1.1pt solid #000000" fo:border-right="none" fo:border-top="none" fo:border-bottom="1.1pt solid #000000"/>
    </style:style>
    <style:style style:name="Table2.F37" style:family="table-cell">
      <style:table-cell-properties fo:padding="0.0382in" fo:border-left="1.1pt solid #000000" fo:border-right="none" fo:border-top="none" fo:border-bottom="1.1pt solid #000000"/>
    </style:style>
    <style:style style:name="Table2.G37" style:family="table-cell">
      <style:table-cell-properties fo:padding="0.0382in" fo:border-left="1.1pt solid #000000" fo:border-right="none" fo:border-top="none" fo:border-bottom="1.1pt solid #000000"/>
    </style:style>
    <style:style style:name="Table2.H37" style:family="table-cell">
      <style:table-cell-properties fo:padding="0.0382in" fo:border-left="1.1pt solid #000000" fo:border-right="1.1pt solid #000000" fo:border-top="none" fo:border-bottom="1.1pt solid #000000"/>
    </style:style>
    <style:style style:name="Table2.A38" style:family="table-cell">
      <style:table-cell-properties fo:padding="0.0382in" fo:border-left="1.1pt solid #000000" fo:border-right="1.1pt solid #000000" fo:border-top="none" fo:border-bottom="1.1pt solid #000000"/>
    </style:style>
    <style:style style:name="Table2.B38" style:family="table-cell">
      <style:table-cell-properties fo:padding="0.0382in" fo:border-left="0.05pt solid #000000" fo:border-right="none" fo:border-top="none" fo:border-bottom="1.1pt solid #000000"/>
    </style:style>
    <style:style style:name="Table2.C38" style:family="table-cell">
      <style:table-cell-properties fo:padding="0.0382in" fo:border-left="none" fo:border-right="0.05pt solid #000000" fo:border-top="none" fo:border-bottom="1.1pt solid #000000"/>
    </style:style>
    <style:style style:name="Table2.D38" style:family="table-cell">
      <style:table-cell-properties fo:padding="0.0382in" fo:border-left="1.1pt solid #000000" fo:border-right="none" fo:border-top="none" fo:border-bottom="1.1pt solid #000000"/>
    </style:style>
    <style:style style:name="Table2.E38" style:family="table-cell">
      <style:table-cell-properties fo:padding="0.0382in" fo:border-left="1.1pt solid #000000" fo:border-right="none" fo:border-top="none" fo:border-bottom="1.1pt solid #000000"/>
    </style:style>
    <style:style style:name="Table2.F38" style:family="table-cell">
      <style:table-cell-properties fo:padding="0.0382in" fo:border-left="1.1pt solid #000000" fo:border-right="none" fo:border-top="none" fo:border-bottom="1.1pt solid #000000"/>
    </style:style>
    <style:style style:name="Table2.G38" style:family="table-cell">
      <style:table-cell-properties fo:padding="0.0382in" fo:border-left="1.1pt solid #000000" fo:border-right="none" fo:border-top="none" fo:border-bottom="1.1pt solid #000000"/>
    </style:style>
    <style:style style:name="Table2.H38" style:family="table-cell">
      <style:table-cell-properties fo:padding="0.0382in" fo:border-left="1.1pt solid #000000" fo:border-right="1.1pt solid #000000" fo:border-top="none" fo:border-bottom="1.1pt solid #000000"/>
    </style:style>
    <style:style style:name="P1" style:family="paragraph" style:parent-style-name="Standard">
      <style:text-properties fo:font-size="11pt" fo:font-style="normal" officeooo:rsid="00b09327" officeooo:paragraph-rsid="00b09327" style:font-size-asian="11pt" style:font-style-asian="normal" style:font-size-complex="11pt" style:font-style-complex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fd0781" officeooo:paragraph-rsid="00fd0781" style:font-size-asian="12pt" style:font-size-complex="12pt"/>
    </style:style>
    <style:style style:name="P5" style:family="paragraph" style:parent-style-name="Table_20_Contents">
      <style:text-properties fo:font-size="12pt" officeooo:rsid="00fd0781" officeooo:paragraph-rsid="00fd0781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10bfab4" officeooo:paragraph-rsid="010bfab4" style:font-size-asian="12pt" style:font-size-complex="12pt"/>
    </style:style>
    <style:style style:name="P7" style:family="paragraph" style:parent-style-name="Table_20_Contents">
      <style:text-properties fo:font-size="12pt" officeooo:rsid="010bfab4" officeooo:paragraph-rsid="010bfab4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fe3e87" officeooo:paragraph-rsid="00fe3e87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fe3e8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fff47d" style:font-size-asian="12pt" style:font-size-complex="12pt"/>
    </style:style>
    <style:style style:name="P11" style:family="paragraph" style:parent-style-name="Table_20_Contents">
      <style:text-properties fo:font-size="12pt" officeooo:rsid="010d48df" officeooo:paragraph-rsid="011307e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10eea7c" officeooo:paragraph-rsid="010eea7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10f4979" officeooo:paragraph-rsid="010f4979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11130f7" officeooo:paragraph-rsid="011130f7" style:font-size-asian="12pt" style:font-size-complex="12pt"/>
    </style:style>
    <style:style style:name="P15" style:family="paragraph" style:parent-style-name="Table_20_Contents">
      <style:text-properties fo:font-size="12pt" officeooo:paragraph-rsid="012439d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3.5pt" fo:font-weight="bold" officeooo:rsid="00fc4546" officeooo:paragraph-rsid="00fc4546" style:font-size-asian="13.5pt" style:font-weight-asian="bold" style:font-size-complex="13.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fff47d"/>
    </style:style>
    <style:style style:name="T3" style:family="text">
      <style:text-properties officeooo:rsid="010bfab4"/>
    </style:style>
    <style:style style:name="T4" style:family="text">
      <style:text-properties officeooo:rsid="00fe3e87"/>
    </style:style>
    <style:style style:name="T5" style:family="text">
      <style:text-properties officeooo:rsid="00fff4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174921360720">
          <table:table-cell table:style-name="Table1.A1" office:value-type="string">
            <text:p text:style-name="P16">DANH SÁCH ĐỀ NGHỊ CHẤP CHỨNG CHỈ LỚP CƠ BẢN HABUBANK TỪ 1/8 ĐẾN 26/8/2006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Line94174945174192">
          <table:table-cell table:style-name="Table2.A1" office:value-type="string">
            <text:p text:style-name="P4"/>
            <text:p text:style-name="P4">STT</text:p>
          </table:table-cell>
          <table:table-cell table:style-name="Table2.A1" office:value-type="string">
            <text:p text:style-name="P2"/>
            <text:p text:style-name="P4">Họ và tên</text:p>
          </table:table-cell>
          <table:table-cell table:style-name="Table2.C1" office:value-type="string">
            <text:p text:style-name="P2"/>
            <text:p text:style-name="P4">Tên</text:p>
          </table:table-cell>
          <table:table-cell table:style-name="Table2.A1" office:value-type="string">
            <text:p text:style-name="P2"/>
            <text:p text:style-name="P4">Ngày sinh</text:p>
          </table:table-cell>
          <table:table-cell table:style-name="Table2.A1" office:value-type="string">
            <text:p text:style-name="P2"/>
            <text:p text:style-name="P4">Nơi sinh</text:p>
          </table:table-cell>
          <table:table-cell table:style-name="Table2.A1" office:value-type="string">
            <text:p text:style-name="P2"/>
            <text:p text:style-name="P4">Điểm bằng số</text:p>
          </table:table-cell>
          <table:table-cell table:style-name="Table2.A1" office:value-type="string">
            <text:p text:style-name="P2"/>
            <text:p text:style-name="P4">Xếp loại</text:p>
          </table:table-cell>
          <table:table-cell table:style-name="Table2.H1" office:value-type="string">
            <text:p text:style-name="P2"/>
            <text:p text:style-name="P4">Ghi chú</text:p>
          </table:table-cell>
        </table:table-row>
        <table:table-row table:style-name="TableLine94174956252880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11"><text:span text:style-name="T3">$(last_name)</text:span> </text:p>
          </table:table-cell>
          <table:table-cell table:style-name="Table2.C2" office:value-type="string">
            <text:p text:style-name="P5">$(first_name)</text:p>
          </table:table-cell>
          <table:table-cell table:style-name="Table2.D2" office:value-type="string">
            <text:p text:style-name="P14">$(birth)</text:p>
          </table:table-cell>
          <table:table-cell table:style-name="Table2.E2" office:value-type="string">
            <text:p text:style-name="P13"><text:span text:style-name="T4">$(</text:span><text:span text:style-name="T1">province</text:span><text:span text:style-name="T4">)</text:span></text:p>
          </table:table-cell>
          <table:table-cell table:style-name="Table2.F2" office:value-type="string">
            <text:p text:style-name="P8">$(score)</text:p>
          </table:table-cell>
          <table:table-cell table:style-name="Table2.G2" office:value-type="string">
            <text:p text:style-name="P12"><text:span text:style-name="T5">$(</text:span><text:span text:style-name="T1">grade</text:span><text:span text:style-name="T2">)</text:span></text:p>
          </table:table-cell>
          <table:table-cell table:style-name="Table2.H2" office:value-type="string">
            <text:p text:style-name="P3"/>
          </table:table-cell>
        </table:table-row>
        <table:table-row table:style-name="TableLine94174893801504">
          <table:table-cell table:style-name="Table2.A37" office:value-type="string">
            <text:p text:style-name="P6">2</text:p>
          </table:table-cell>
          <table:table-cell table:style-name="Table2.B3" office:value-type="string">
            <text:p text:style-name="P7">$(last_name)</text:p>
          </table:table-cell>
          <table:table-cell table:style-name="Table2.C3" office:value-type="string">
            <text:p text:style-name="P5">$(first_name)</text:p>
          </table:table-cell>
          <table:table-cell table:style-name="Table2.D3" office:value-type="string">
            <text:p text:style-name="P8">$(birth)</text:p>
          </table:table-cell>
          <table:table-cell table:style-name="Table2.E3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" office:value-type="string">
            <text:p text:style-name="P8">$(score)</text:p>
          </table:table-cell>
          <table:table-cell table:style-name="Table2.G3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" office:value-type="string">
            <text:p text:style-name="P3"/>
          </table:table-cell>
        </table:table-row>
        <table:table-row table:style-name="TableLine94174947656704">
          <table:table-cell table:style-name="Table2.A37" office:value-type="string">
            <text:p text:style-name="P6">3</text:p>
          </table:table-cell>
          <table:table-cell table:style-name="Table2.B4" office:value-type="string">
            <text:p text:style-name="P5">$(last_name)</text:p>
          </table:table-cell>
          <table:table-cell table:style-name="Table2.C4" office:value-type="string">
            <text:p text:style-name="P5">$(first_name)</text:p>
          </table:table-cell>
          <table:table-cell table:style-name="Table2.D4" office:value-type="string">
            <text:p text:style-name="P8">$(birth)</text:p>
          </table:table-cell>
          <table:table-cell table:style-name="Table2.E4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4" office:value-type="string">
            <text:p text:style-name="P8">$(score)</text:p>
          </table:table-cell>
          <table:table-cell table:style-name="Table2.G4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4" office:value-type="string">
            <text:p text:style-name="P3"/>
          </table:table-cell>
        </table:table-row>
        <table:table-row table:style-name="TableLine94174883144112">
          <table:table-cell table:style-name="Table2.A37" office:value-type="string">
            <text:p text:style-name="P6">4</text:p>
          </table:table-cell>
          <table:table-cell table:style-name="Table2.B5" office:value-type="string">
            <text:p text:style-name="P5">$(last_name)</text:p>
          </table:table-cell>
          <table:table-cell table:style-name="Table2.C5" office:value-type="string">
            <text:p text:style-name="P5">$(first_name)</text:p>
          </table:table-cell>
          <table:table-cell table:style-name="Table2.D5" office:value-type="string">
            <text:p text:style-name="P8">$(birth)</text:p>
          </table:table-cell>
          <table:table-cell table:style-name="Table2.E5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5" office:value-type="string">
            <text:p text:style-name="P8">$(score)</text:p>
          </table:table-cell>
          <table:table-cell table:style-name="Table2.G5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5" office:value-type="string">
            <text:p text:style-name="P3"/>
          </table:table-cell>
        </table:table-row>
        <table:table-row table:style-name="TableLine94174820737024">
          <table:table-cell table:style-name="Table2.A37" office:value-type="string">
            <text:p text:style-name="P6">5</text:p>
          </table:table-cell>
          <table:table-cell table:style-name="Table2.B6" office:value-type="string">
            <text:p text:style-name="P5">$(last_name)</text:p>
          </table:table-cell>
          <table:table-cell table:style-name="Table2.C6" office:value-type="string">
            <text:p text:style-name="P5">$(first_name)</text:p>
          </table:table-cell>
          <table:table-cell table:style-name="Table2.D6" office:value-type="string">
            <text:p text:style-name="P8">$(birth)</text:p>
          </table:table-cell>
          <table:table-cell table:style-name="Table2.E6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6" office:value-type="string">
            <text:p text:style-name="P8">$(score)</text:p>
          </table:table-cell>
          <table:table-cell table:style-name="Table2.G6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6" office:value-type="string">
            <text:p text:style-name="P3"/>
          </table:table-cell>
        </table:table-row>
        <table:table-row table:style-name="TableLine94174942578416">
          <table:table-cell table:style-name="Table2.A37" office:value-type="string">
            <text:p text:style-name="P6">6</text:p>
          </table:table-cell>
          <table:table-cell table:style-name="Table2.B7" office:value-type="string">
            <text:p text:style-name="P5">$(last_name)</text:p>
          </table:table-cell>
          <table:table-cell table:style-name="Table2.C7" office:value-type="string">
            <text:p text:style-name="P5">$(first_name)</text:p>
          </table:table-cell>
          <table:table-cell table:style-name="Table2.D7" office:value-type="string">
            <text:p text:style-name="P8">$(birth)</text:p>
          </table:table-cell>
          <table:table-cell table:style-name="Table2.E7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7" office:value-type="string">
            <text:p text:style-name="P8">$(score)</text:p>
          </table:table-cell>
          <table:table-cell table:style-name="Table2.G7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7" office:value-type="string">
            <text:p text:style-name="P3"/>
          </table:table-cell>
        </table:table-row>
        <table:table-row table:style-name="TableLine94174918944464">
          <table:table-cell table:style-name="Table2.A37" office:value-type="string">
            <text:p text:style-name="P6">7</text:p>
          </table:table-cell>
          <table:table-cell table:style-name="Table2.B8" office:value-type="string">
            <text:p text:style-name="P5">$(last_name)</text:p>
          </table:table-cell>
          <table:table-cell table:style-name="Table2.C8" office:value-type="string">
            <text:p text:style-name="P5">$(first_name)</text:p>
          </table:table-cell>
          <table:table-cell table:style-name="Table2.D8" office:value-type="string">
            <text:p text:style-name="P8">$(birth)</text:p>
          </table:table-cell>
          <table:table-cell table:style-name="Table2.E8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8" office:value-type="string">
            <text:p text:style-name="P8">$(score)</text:p>
          </table:table-cell>
          <table:table-cell table:style-name="Table2.G8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8" office:value-type="string">
            <text:p text:style-name="P3"/>
          </table:table-cell>
        </table:table-row>
        <table:table-row table:style-name="TableLine94174897309504">
          <table:table-cell table:style-name="Table2.A37" office:value-type="string">
            <text:p text:style-name="P6">8</text:p>
          </table:table-cell>
          <table:table-cell table:style-name="Table2.B9" office:value-type="string">
            <text:p text:style-name="P5">$(last_name)</text:p>
          </table:table-cell>
          <table:table-cell table:style-name="Table2.C9" office:value-type="string">
            <text:p text:style-name="P5">$(first_name)</text:p>
          </table:table-cell>
          <table:table-cell table:style-name="Table2.D9" office:value-type="string">
            <text:p text:style-name="P8">$(birth)</text:p>
          </table:table-cell>
          <table:table-cell table:style-name="Table2.E9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9" office:value-type="string">
            <text:p text:style-name="P8">$(score)</text:p>
          </table:table-cell>
          <table:table-cell table:style-name="Table2.G9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9" office:value-type="string">
            <text:p text:style-name="P3"/>
          </table:table-cell>
        </table:table-row>
        <table:table-row table:style-name="TableLine94175023116784">
          <table:table-cell table:style-name="Table2.A37" office:value-type="string">
            <text:p text:style-name="P6">9</text:p>
          </table:table-cell>
          <table:table-cell table:style-name="Table2.B10" office:value-type="string">
            <text:p text:style-name="P5">$(last_name)</text:p>
          </table:table-cell>
          <table:table-cell table:style-name="Table2.C10" office:value-type="string">
            <text:p text:style-name="P5">$(first_name)</text:p>
          </table:table-cell>
          <table:table-cell table:style-name="Table2.D10" office:value-type="string">
            <text:p text:style-name="P8">$(birth)</text:p>
          </table:table-cell>
          <table:table-cell table:style-name="Table2.E10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0" office:value-type="string">
            <text:p text:style-name="P8">$(score)</text:p>
          </table:table-cell>
          <table:table-cell table:style-name="Table2.G10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0" office:value-type="string">
            <text:p text:style-name="P3"/>
          </table:table-cell>
        </table:table-row>
        <table:table-row table:style-name="TableLine94174808607504">
          <table:table-cell table:style-name="Table2.A37" office:value-type="string">
            <text:p text:style-name="P6">10</text:p>
          </table:table-cell>
          <table:table-cell table:style-name="Table2.B11" office:value-type="string">
            <text:p text:style-name="P5">$(last_name)</text:p>
          </table:table-cell>
          <table:table-cell table:style-name="Table2.C11" office:value-type="string">
            <text:p text:style-name="P5">$(first_name)</text:p>
          </table:table-cell>
          <table:table-cell table:style-name="Table2.D11" office:value-type="string">
            <text:p text:style-name="P8">$(birth)</text:p>
          </table:table-cell>
          <table:table-cell table:style-name="Table2.E11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1" office:value-type="string">
            <text:p text:style-name="P8">$(score)</text:p>
          </table:table-cell>
          <table:table-cell table:style-name="Table2.G11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1" office:value-type="string">
            <text:p text:style-name="P3"/>
          </table:table-cell>
        </table:table-row>
        <table:table-row table:style-name="TableLine94174819839488">
          <table:table-cell table:style-name="Table2.A37" office:value-type="string">
            <text:p text:style-name="P6">11</text:p>
          </table:table-cell>
          <table:table-cell table:style-name="Table2.B12" office:value-type="string">
            <text:p text:style-name="P5">$(last_name)</text:p>
          </table:table-cell>
          <table:table-cell table:style-name="Table2.C12" office:value-type="string">
            <text:p text:style-name="P5">$(first_name)</text:p>
          </table:table-cell>
          <table:table-cell table:style-name="Table2.D12" office:value-type="string">
            <text:p text:style-name="P8">$(birth)</text:p>
          </table:table-cell>
          <table:table-cell table:style-name="Table2.E12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2" office:value-type="string">
            <text:p text:style-name="P8">$(score)</text:p>
          </table:table-cell>
          <table:table-cell table:style-name="Table2.G12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2" office:value-type="string">
            <text:p text:style-name="P3"/>
          </table:table-cell>
        </table:table-row>
        <table:table-row table:style-name="TableLine94174897455472">
          <table:table-cell table:style-name="Table2.A37" office:value-type="string">
            <text:p text:style-name="P6">12</text:p>
          </table:table-cell>
          <table:table-cell table:style-name="Table2.B13" office:value-type="string">
            <text:p text:style-name="P5">$(last_name)</text:p>
          </table:table-cell>
          <table:table-cell table:style-name="Table2.C13" office:value-type="string">
            <text:p text:style-name="P5">$(first_name)</text:p>
          </table:table-cell>
          <table:table-cell table:style-name="Table2.D13" office:value-type="string">
            <text:p text:style-name="P8">$(birth)</text:p>
          </table:table-cell>
          <table:table-cell table:style-name="Table2.E13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3" office:value-type="string">
            <text:p text:style-name="P8">$(score)</text:p>
          </table:table-cell>
          <table:table-cell table:style-name="Table2.G13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3" office:value-type="string">
            <text:p text:style-name="P3"/>
          </table:table-cell>
        </table:table-row>
        <table:table-row table:style-name="TableLine94174972637696">
          <table:table-cell table:style-name="Table2.A37" office:value-type="string">
            <text:p text:style-name="P6">13</text:p>
          </table:table-cell>
          <table:table-cell table:style-name="Table2.B14" office:value-type="string">
            <text:p text:style-name="P5">$(last_name)</text:p>
          </table:table-cell>
          <table:table-cell table:style-name="Table2.C14" office:value-type="string">
            <text:p text:style-name="P5">$(first_name)</text:p>
          </table:table-cell>
          <table:table-cell table:style-name="Table2.D14" office:value-type="string">
            <text:p text:style-name="P8">$(birth)</text:p>
          </table:table-cell>
          <table:table-cell table:style-name="Table2.E14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4" office:value-type="string">
            <text:p text:style-name="P8">$(score)</text:p>
          </table:table-cell>
          <table:table-cell table:style-name="Table2.G14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4" office:value-type="string">
            <text:p text:style-name="P3"/>
          </table:table-cell>
        </table:table-row>
        <table:table-row table:style-name="TableLine94175014414064">
          <table:table-cell table:style-name="Table2.A37" office:value-type="string">
            <text:p text:style-name="P6">14</text:p>
          </table:table-cell>
          <table:table-cell table:style-name="Table2.B15" office:value-type="string">
            <text:p text:style-name="P5">$(last_name)</text:p>
          </table:table-cell>
          <table:table-cell table:style-name="Table2.C15" office:value-type="string">
            <text:p text:style-name="P5">$(first_name)</text:p>
          </table:table-cell>
          <table:table-cell table:style-name="Table2.D15" office:value-type="string">
            <text:p text:style-name="P8">$(birth)</text:p>
          </table:table-cell>
          <table:table-cell table:style-name="Table2.E15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5" office:value-type="string">
            <text:p text:style-name="P8">$(score)</text:p>
          </table:table-cell>
          <table:table-cell table:style-name="Table2.G15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5" office:value-type="string">
            <text:p text:style-name="P3"/>
          </table:table-cell>
        </table:table-row>
        <table:table-row table:style-name="TableLine94174883785712">
          <table:table-cell table:style-name="Table2.A37" office:value-type="string">
            <text:p text:style-name="P6">15</text:p>
          </table:table-cell>
          <table:table-cell table:style-name="Table2.B16" office:value-type="string">
            <text:p text:style-name="P5">$(last_name)</text:p>
          </table:table-cell>
          <table:table-cell table:style-name="Table2.C16" office:value-type="string">
            <text:p text:style-name="P5">$(first_name)</text:p>
          </table:table-cell>
          <table:table-cell table:style-name="Table2.D16" office:value-type="string">
            <text:p text:style-name="P8">$(birth)</text:p>
          </table:table-cell>
          <table:table-cell table:style-name="Table2.E16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6" office:value-type="string">
            <text:p text:style-name="P8">$(score)</text:p>
          </table:table-cell>
          <table:table-cell table:style-name="Table2.G16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6" office:value-type="string">
            <text:p text:style-name="P3"/>
          </table:table-cell>
        </table:table-row>
        <table:table-row table:style-name="TableLine94174896434176">
          <table:table-cell table:style-name="Table2.A37" office:value-type="string">
            <text:p text:style-name="P6">16</text:p>
          </table:table-cell>
          <table:table-cell table:style-name="Table2.B17" office:value-type="string">
            <text:p text:style-name="P5">$(last_name)</text:p>
          </table:table-cell>
          <table:table-cell table:style-name="Table2.C17" office:value-type="string">
            <text:p text:style-name="P5">$(first_name)</text:p>
          </table:table-cell>
          <table:table-cell table:style-name="Table2.D17" office:value-type="string">
            <text:p text:style-name="P8">$(birth)</text:p>
          </table:table-cell>
          <table:table-cell table:style-name="Table2.E17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7" office:value-type="string">
            <text:p text:style-name="P8">$(score)</text:p>
          </table:table-cell>
          <table:table-cell table:style-name="Table2.G17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7" office:value-type="string">
            <text:p text:style-name="P3"/>
          </table:table-cell>
        </table:table-row>
        <table:table-row table:style-name="TableLine94174904695536">
          <table:table-cell table:style-name="Table2.A37" office:value-type="string">
            <text:p text:style-name="P6">17</text:p>
          </table:table-cell>
          <table:table-cell table:style-name="Table2.B18" office:value-type="string">
            <text:p text:style-name="P5">$(last_name)</text:p>
          </table:table-cell>
          <table:table-cell table:style-name="Table2.C18" office:value-type="string">
            <text:p text:style-name="P5">$(first_na<text:soft-page-break/>me)</text:p>
          </table:table-cell>
          <table:table-cell table:style-name="Table2.D18" office:value-type="string">
            <text:p text:style-name="P8">$(birth)</text:p>
          </table:table-cell>
          <table:table-cell table:style-name="Table2.E18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8" office:value-type="string">
            <text:p text:style-name="P8">$(score)</text:p>
          </table:table-cell>
          <table:table-cell table:style-name="Table2.G18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8" office:value-type="string">
            <text:p text:style-name="P3"/>
          </table:table-cell>
        </table:table-row>
        <table:table-row table:style-name="TableLine94174972140832">
          <table:table-cell table:style-name="Table2.A37" office:value-type="string">
            <text:p text:style-name="P6">18</text:p>
          </table:table-cell>
          <table:table-cell table:style-name="Table2.B19" office:value-type="string">
            <text:p text:style-name="P5">$(last_name)</text:p>
          </table:table-cell>
          <table:table-cell table:style-name="Table2.C19" office:value-type="string">
            <text:p text:style-name="P5">$(first_name)</text:p>
          </table:table-cell>
          <table:table-cell table:style-name="Table2.D19" office:value-type="string">
            <text:p text:style-name="P8">$(birth)</text:p>
          </table:table-cell>
          <table:table-cell table:style-name="Table2.E19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19" office:value-type="string">
            <text:p text:style-name="P8">$(score)</text:p>
          </table:table-cell>
          <table:table-cell table:style-name="Table2.G19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19" office:value-type="string">
            <text:p text:style-name="P3"/>
          </table:table-cell>
        </table:table-row>
        <table:table-row table:style-name="TableLine94174956432336">
          <table:table-cell table:style-name="Table2.A37" office:value-type="string">
            <text:p text:style-name="P6">19</text:p>
          </table:table-cell>
          <table:table-cell table:style-name="Table2.B20" office:value-type="string">
            <text:p text:style-name="P5">$(last_name)</text:p>
          </table:table-cell>
          <table:table-cell table:style-name="Table2.C20" office:value-type="string">
            <text:p text:style-name="P5">$(first_name)</text:p>
          </table:table-cell>
          <table:table-cell table:style-name="Table2.D20" office:value-type="string">
            <text:p text:style-name="P8">$(birth)</text:p>
          </table:table-cell>
          <table:table-cell table:style-name="Table2.E20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0" office:value-type="string">
            <text:p text:style-name="P8">$(score)</text:p>
          </table:table-cell>
          <table:table-cell table:style-name="Table2.G20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0" office:value-type="string">
            <text:p text:style-name="P3"/>
          </table:table-cell>
        </table:table-row>
        <table:table-row table:style-name="TableLine94175030863600">
          <table:table-cell table:style-name="Table2.A37" office:value-type="string">
            <text:p text:style-name="P6">20</text:p>
          </table:table-cell>
          <table:table-cell table:style-name="Table2.B21" office:value-type="string">
            <text:p text:style-name="P5">$(last_name)</text:p>
          </table:table-cell>
          <table:table-cell table:style-name="Table2.C21" office:value-type="string">
            <text:p text:style-name="P5">$(first_name)</text:p>
          </table:table-cell>
          <table:table-cell table:style-name="Table2.D21" office:value-type="string">
            <text:p text:style-name="P8">$(birth)</text:p>
          </table:table-cell>
          <table:table-cell table:style-name="Table2.E21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1" office:value-type="string">
            <text:p text:style-name="P8">$(score)</text:p>
          </table:table-cell>
          <table:table-cell table:style-name="Table2.G21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1" office:value-type="string">
            <text:p text:style-name="P3"/>
          </table:table-cell>
        </table:table-row>
        <table:table-row table:style-name="TableLine94174972042416">
          <table:table-cell table:style-name="Table2.A37" office:value-type="string">
            <text:p text:style-name="P6">21</text:p>
          </table:table-cell>
          <table:table-cell table:style-name="Table2.B22" office:value-type="string">
            <text:p text:style-name="P5">$(last_name)</text:p>
          </table:table-cell>
          <table:table-cell table:style-name="Table2.C22" office:value-type="string">
            <text:p text:style-name="P5">$(first_name)</text:p>
          </table:table-cell>
          <table:table-cell table:style-name="Table2.D22" office:value-type="string">
            <text:p text:style-name="P8">$(birth)</text:p>
          </table:table-cell>
          <table:table-cell table:style-name="Table2.E22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2" office:value-type="string">
            <text:p text:style-name="P8">$(score)</text:p>
          </table:table-cell>
          <table:table-cell table:style-name="Table2.G22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2" office:value-type="string">
            <text:p text:style-name="P3"/>
          </table:table-cell>
        </table:table-row>
        <table:table-row table:style-name="TableLine94174900592880">
          <table:table-cell table:style-name="Table2.A37" office:value-type="string">
            <text:p text:style-name="P6">22</text:p>
          </table:table-cell>
          <table:table-cell table:style-name="Table2.B23" office:value-type="string">
            <text:p text:style-name="P5">$(last_name)</text:p>
          </table:table-cell>
          <table:table-cell table:style-name="Table2.C23" office:value-type="string">
            <text:p text:style-name="P5">$(first_name)</text:p>
          </table:table-cell>
          <table:table-cell table:style-name="Table2.D23" office:value-type="string">
            <text:p text:style-name="P8">$(birth)</text:p>
          </table:table-cell>
          <table:table-cell table:style-name="Table2.E23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3" office:value-type="string">
            <text:p text:style-name="P8">$(score)</text:p>
          </table:table-cell>
          <table:table-cell table:style-name="Table2.G23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3" office:value-type="string">
            <text:p text:style-name="P3"/>
          </table:table-cell>
        </table:table-row>
        <table:table-row table:style-name="TableLine94174911536880">
          <table:table-cell table:style-name="Table2.A37" office:value-type="string">
            <text:p text:style-name="P6">23</text:p>
          </table:table-cell>
          <table:table-cell table:style-name="Table2.B24" office:value-type="string">
            <text:p text:style-name="P5">$(last_name)</text:p>
          </table:table-cell>
          <table:table-cell table:style-name="Table2.C24" office:value-type="string">
            <text:p text:style-name="P5">$(first_name)</text:p>
          </table:table-cell>
          <table:table-cell table:style-name="Table2.D24" office:value-type="string">
            <text:p text:style-name="P8">$(birth)</text:p>
          </table:table-cell>
          <table:table-cell table:style-name="Table2.E24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4" office:value-type="string">
            <text:p text:style-name="P8">$(score)</text:p>
          </table:table-cell>
          <table:table-cell table:style-name="Table2.G24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4" office:value-type="string">
            <text:p text:style-name="P3"/>
          </table:table-cell>
        </table:table-row>
        <table:table-row table:style-name="TableLine94174925415008">
          <table:table-cell table:style-name="Table2.A37" office:value-type="string">
            <text:p text:style-name="P6">24</text:p>
          </table:table-cell>
          <table:table-cell table:style-name="Table2.B25" office:value-type="string">
            <text:p text:style-name="P5">$(last_name)</text:p>
          </table:table-cell>
          <table:table-cell table:style-name="Table2.C25" office:value-type="string">
            <text:p text:style-name="P5">$(first_name)</text:p>
          </table:table-cell>
          <table:table-cell table:style-name="Table2.D25" office:value-type="string">
            <text:p text:style-name="P8">$(birth)</text:p>
          </table:table-cell>
          <table:table-cell table:style-name="Table2.E25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5" office:value-type="string">
            <text:p text:style-name="P8">$(score)</text:p>
          </table:table-cell>
          <table:table-cell table:style-name="Table2.G25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5" office:value-type="string">
            <text:p text:style-name="P3"/>
          </table:table-cell>
        </table:table-row>
        <table:table-row table:style-name="TableLine94174954960160">
          <table:table-cell table:style-name="Table2.A37" office:value-type="string">
            <text:p text:style-name="P6">25</text:p>
          </table:table-cell>
          <table:table-cell table:style-name="Table2.B26" office:value-type="string">
            <text:p text:style-name="P5">$(last_name)</text:p>
          </table:table-cell>
          <table:table-cell table:style-name="Table2.C26" office:value-type="string">
            <text:p text:style-name="P5">$(first_name)</text:p>
          </table:table-cell>
          <table:table-cell table:style-name="Table2.D26" office:value-type="string">
            <text:p text:style-name="P8">$(birth)</text:p>
          </table:table-cell>
          <table:table-cell table:style-name="Table2.E26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6" office:value-type="string">
            <text:p text:style-name="P8">$(score)</text:p>
          </table:table-cell>
          <table:table-cell table:style-name="Table2.G26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6" office:value-type="string">
            <text:p text:style-name="P3"/>
          </table:table-cell>
        </table:table-row>
        <table:table-row table:style-name="TableLine94174872423344">
          <table:table-cell table:style-name="Table2.A37" office:value-type="string">
            <text:p text:style-name="P6">26</text:p>
          </table:table-cell>
          <table:table-cell table:style-name="Table2.B27" office:value-type="string">
            <text:p text:style-name="P5">$(last_name)</text:p>
          </table:table-cell>
          <table:table-cell table:style-name="Table2.C27" office:value-type="string">
            <text:p text:style-name="P5">$(first_name)</text:p>
          </table:table-cell>
          <table:table-cell table:style-name="Table2.D27" office:value-type="string">
            <text:p text:style-name="P8">$(birth)</text:p>
          </table:table-cell>
          <table:table-cell table:style-name="Table2.E27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7" office:value-type="string">
            <text:p text:style-name="P8">$(score)</text:p>
          </table:table-cell>
          <table:table-cell table:style-name="Table2.G27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7" office:value-type="string">
            <text:p text:style-name="P3"/>
          </table:table-cell>
        </table:table-row>
        <table:table-row table:style-name="TableLine94174866829760">
          <table:table-cell table:style-name="Table2.A37" office:value-type="string">
            <text:p text:style-name="P6">27</text:p>
          </table:table-cell>
          <table:table-cell table:style-name="Table2.B28" office:value-type="string">
            <text:p text:style-name="P5">$(last_name)</text:p>
          </table:table-cell>
          <table:table-cell table:style-name="Table2.C28" office:value-type="string">
            <text:p text:style-name="P5">$(first_name)</text:p>
          </table:table-cell>
          <table:table-cell table:style-name="Table2.D28" office:value-type="string">
            <text:p text:style-name="P8">$(birth)</text:p>
          </table:table-cell>
          <table:table-cell table:style-name="Table2.E28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8" office:value-type="string">
            <text:p text:style-name="P8">$(score)</text:p>
          </table:table-cell>
          <table:table-cell table:style-name="Table2.G28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8" office:value-type="string">
            <text:p text:style-name="P3"/>
          </table:table-cell>
        </table:table-row>
        <table:table-row table:style-name="TableLine94174898544656">
          <table:table-cell table:style-name="Table2.A37" office:value-type="string">
            <text:p text:style-name="P6">28</text:p>
          </table:table-cell>
          <table:table-cell table:style-name="Table2.B29" office:value-type="string">
            <text:p text:style-name="P5">$(last_name)</text:p>
          </table:table-cell>
          <table:table-cell table:style-name="Table2.C29" office:value-type="string">
            <text:p text:style-name="P5">$(first_name)</text:p>
          </table:table-cell>
          <table:table-cell table:style-name="Table2.D29" office:value-type="string">
            <text:p text:style-name="P8">$(birth)</text:p>
          </table:table-cell>
          <table:table-cell table:style-name="Table2.E29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29" office:value-type="string">
            <text:p text:style-name="P8">$(score)</text:p>
          </table:table-cell>
          <table:table-cell table:style-name="Table2.G29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29" office:value-type="string">
            <text:p text:style-name="P3"/>
          </table:table-cell>
        </table:table-row>
        <table:table-row table:style-name="TableLine94175030342272">
          <table:table-cell table:style-name="Table2.A37" office:value-type="string">
            <text:p text:style-name="P6">29</text:p>
          </table:table-cell>
          <table:table-cell table:style-name="Table2.B30" office:value-type="string">
            <text:p text:style-name="P5">$(last_name)</text:p>
          </table:table-cell>
          <table:table-cell table:style-name="Table2.C30" office:value-type="string">
            <text:p text:style-name="P5">$(first_name)</text:p>
          </table:table-cell>
          <table:table-cell table:style-name="Table2.D30" office:value-type="string">
            <text:p text:style-name="P8">$(birth)</text:p>
          </table:table-cell>
          <table:table-cell table:style-name="Table2.E30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0" office:value-type="string">
            <text:p text:style-name="P8">$(score)</text:p>
          </table:table-cell>
          <table:table-cell table:style-name="Table2.G30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0" office:value-type="string">
            <text:p text:style-name="P3"/>
          </table:table-cell>
        </table:table-row>
        <table:table-row table:style-name="TableLine94175023001632">
          <table:table-cell table:style-name="Table2.A37" office:value-type="string">
            <text:p text:style-name="P6">30</text:p>
          </table:table-cell>
          <table:table-cell table:style-name="Table2.B31" office:value-type="string">
            <text:p text:style-name="P5">$(last_name)</text:p>
          </table:table-cell>
          <table:table-cell table:style-name="Table2.C31" office:value-type="string">
            <text:p text:style-name="P5">$(first_name)</text:p>
          </table:table-cell>
          <table:table-cell table:style-name="Table2.D31" office:value-type="string">
            <text:p text:style-name="P8">$(birth)</text:p>
          </table:table-cell>
          <table:table-cell table:style-name="Table2.E31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1" office:value-type="string">
            <text:p text:style-name="P8">$(score)</text:p>
          </table:table-cell>
          <table:table-cell table:style-name="Table2.G31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1" office:value-type="string">
            <text:p text:style-name="P3"/>
          </table:table-cell>
        </table:table-row>
        <table:table-row table:style-name="TableLine94174972273264">
          <table:table-cell table:style-name="Table2.A37" office:value-type="string">
            <text:p text:style-name="P6">31</text:p>
          </table:table-cell>
          <table:table-cell table:style-name="Table2.B32" office:value-type="string">
            <text:p text:style-name="P5">$(last_name)</text:p>
          </table:table-cell>
          <table:table-cell table:style-name="Table2.C32" office:value-type="string">
            <text:p text:style-name="P5">$(first_name)</text:p>
          </table:table-cell>
          <table:table-cell table:style-name="Table2.D32" office:value-type="string">
            <text:p text:style-name="P8">$(birth)</text:p>
          </table:table-cell>
          <table:table-cell table:style-name="Table2.E32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2" office:value-type="string">
            <text:p text:style-name="P8">$(score)</text:p>
          </table:table-cell>
          <table:table-cell table:style-name="Table2.G32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2" office:value-type="string">
            <text:p text:style-name="P3"/>
          </table:table-cell>
        </table:table-row>
        <table:table-row table:style-name="TableLine94175023142752">
          <table:table-cell table:style-name="Table2.A37" office:value-type="string">
            <text:p text:style-name="P6">32</text:p>
          </table:table-cell>
          <table:table-cell table:style-name="Table2.B33" office:value-type="string">
            <text:p text:style-name="P5">$(last_name)</text:p>
          </table:table-cell>
          <table:table-cell table:style-name="Table2.C33" office:value-type="string">
            <text:p text:style-name="P5">$(first_name)</text:p>
          </table:table-cell>
          <table:table-cell table:style-name="Table2.D33" office:value-type="string">
            <text:p text:style-name="P8">$(birth)</text:p>
          </table:table-cell>
          <table:table-cell table:style-name="Table2.E33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3" office:value-type="string">
            <text:p text:style-name="P8">$(score)</text:p>
          </table:table-cell>
          <table:table-cell table:style-name="Table2.G33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3" office:value-type="string">
            <text:p text:style-name="P3"/>
          </table:table-cell>
        </table:table-row>
        <table:table-row table:style-name="TableLine94175031949040">
          <table:table-cell table:style-name="Table2.A37" office:value-type="string">
            <text:p text:style-name="P6">33</text:p>
          </table:table-cell>
          <table:table-cell table:style-name="Table2.B34" office:value-type="string">
            <text:p text:style-name="P5">$(last_name)</text:p>
          </table:table-cell>
          <table:table-cell table:style-name="Table2.C34" office:value-type="string">
            <text:p text:style-name="P5">$(first_name)</text:p>
          </table:table-cell>
          <table:table-cell table:style-name="Table2.D34" office:value-type="string">
            <text:p text:style-name="P8">$(birth)</text:p>
          </table:table-cell>
          <table:table-cell table:style-name="Table2.E34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4" office:value-type="string">
            <text:p text:style-name="P8">$(score)</text:p>
          </table:table-cell>
          <table:table-cell table:style-name="Table2.G34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4" office:value-type="string">
            <text:p text:style-name="P3"/>
          </table:table-cell>
        </table:table-row>
        <table:table-row table:style-name="TableLine94174930201264">
          <table:table-cell table:style-name="Table2.A37" office:value-type="string">
            <text:p text:style-name="P6">34</text:p>
          </table:table-cell>
          <table:table-cell table:style-name="Table2.B35" office:value-type="string">
            <text:p text:style-name="P5">$(last_name)</text:p>
          </table:table-cell>
          <table:table-cell table:style-name="Table2.C35" office:value-type="string">
            <text:p text:style-name="P5">$(first_name)</text:p>
          </table:table-cell>
          <table:table-cell table:style-name="Table2.D35" office:value-type="string">
            <text:p text:style-name="P8">$(birth)</text:p>
          </table:table-cell>
          <table:table-cell table:style-name="Table2.E35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5" office:value-type="string">
            <text:p text:style-name="P8">$(score)</text:p>
          </table:table-cell>
          <table:table-cell table:style-name="Table2.G35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5" office:value-type="string">
            <text:p text:style-name="P3"/>
          </table:table-cell>
        </table:table-row>
        <table:table-row table:style-name="TableLine94174875631232">
          <table:table-cell table:style-name="Table2.A37" office:value-type="string">
            <text:p text:style-name="P6">35</text:p>
          </table:table-cell>
          <table:table-cell table:style-name="Table2.B36" office:value-type="string">
            <text:p text:style-name="P5">$(last_name)</text:p>
          </table:table-cell>
          <table:table-cell table:style-name="Table2.C36" office:value-type="string">
            <text:p text:style-name="P5">$(first_name)</text:p>
          </table:table-cell>
          <table:table-cell table:style-name="Table2.D36" office:value-type="string">
            <text:p text:style-name="P8">$(birth)</text:p>
          </table:table-cell>
          <table:table-cell table:style-name="Table2.E36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6" office:value-type="string">
            <text:p text:style-name="P8">$(score)</text:p>
          </table:table-cell>
          <table:table-cell table:style-name="Table2.G36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6" office:value-type="string">
            <text:p text:style-name="P3"/>
          </table:table-cell>
        </table:table-row>
        <text:soft-page-break/>
        <table:table-row table:style-name="TableLine94174871926832">
          <table:table-cell table:style-name="Table2.A37" office:value-type="string">
            <text:p text:style-name="P6">36</text:p>
          </table:table-cell>
          <table:table-cell table:style-name="Table2.B37" office:value-type="string">
            <text:p text:style-name="P5">$(last_name)</text:p>
          </table:table-cell>
          <table:table-cell table:style-name="Table2.C37" office:value-type="string">
            <text:p text:style-name="P5">$(first_name)</text:p>
          </table:table-cell>
          <table:table-cell table:style-name="Table2.D37" office:value-type="string">
            <text:p text:style-name="P8">$(birth)</text:p>
          </table:table-cell>
          <table:table-cell table:style-name="Table2.E37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7" office:value-type="string">
            <text:p text:style-name="P8">$(score)</text:p>
          </table:table-cell>
          <table:table-cell table:style-name="Table2.G37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7" office:value-type="string">
            <text:p text:style-name="P3"/>
          </table:table-cell>
        </table:table-row>
        <table:table-row table:style-name="TableLine94174891172768">
          <table:table-cell table:style-name="Table2.A38" office:value-type="string">
            <text:p text:style-name="P6">37</text:p>
          </table:table-cell>
          <table:table-cell table:style-name="Table2.B38" office:value-type="string">
            <text:p text:style-name="P5">$(last_name)</text:p>
          </table:table-cell>
          <table:table-cell table:style-name="Table2.C38" office:value-type="string">
            <text:p text:style-name="P5">$(first_name)</text:p>
          </table:table-cell>
          <table:table-cell table:style-name="Table2.D38" office:value-type="string">
            <text:p text:style-name="P8">$(birth)</text:p>
          </table:table-cell>
          <table:table-cell table:style-name="Table2.E38" office:value-type="string">
            <text:p text:style-name="P9"><text:span text:style-name="T4">$(</text:span><text:span text:style-name="T1">province</text:span><text:span text:style-name="T4">)</text:span></text:p>
          </table:table-cell>
          <table:table-cell table:style-name="Table2.F38" office:value-type="string">
            <text:p text:style-name="P8">$(score)</text:p>
          </table:table-cell>
          <table:table-cell table:style-name="Table2.G38" office:value-type="string">
            <text:p text:style-name="P10"><text:span text:style-name="T5">$(</text:span><text:span text:style-name="T1">grade</text:span><text:span text:style-name="T2">)</text:span></text:p>
          </table:table-cell>
          <table:table-cell table:style-name="Table2.H38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8402in" fo:page-height="13.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0:49:45.041302384</meta:creation-date>
    <dc:date>2023-07-18T11:46:12.121889651</dc:date>
    <meta:editing-duration>PT16H1M1S</meta:editing-duration>
    <meta:editing-cycles>134</meta:editing-cycles>
    <meta:generator>LibreOffice/7.0.4.2$Linux_X86_64 LibreOffice_project/00$Build-2</meta:generator>
    <meta:document-statistic meta:table-count="2" meta:image-count="0" meta:object-count="0" meta:page-count="3" meta:paragraph-count="268" meta:word-count="290" meta:character-count="2418" meta:non-whitespace-character-count="2395"/>
  </office:meta>
</office:document-meta>
</file>